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Avenir" svg:font-family="Avenir"/>
    <style:font-face style:name="" svg:font-family=""/>
    <style:font-face style:name="Calibri" svg:font-family="Calibri"/>
  </office:font-face-decls>
  <office:automatic-styles>
    <style:style style:parent-style-name="Normal" style:data-style-name="" style:family="table-cell" style:name="ce3">
      <style:table-cell-properties style:vertical-align="bottom" fo:background-color="transparent" fo:border="none" style:shrink-to-fit="false"/>
      <style:paragraph-properties style:vertical-align="bottom" style:writing-mode="page"/>
      <style:text-properties fo:color="#000000" fo:font-family="Calibri" style:font-family-asian="Calibri" style:font-family-complex="Calibri" fo:font-size="12pt" style:font-size-asian="12pt" style:font-size-complex="12pt" fo:font-style="normal" fo:font-weight="normal" style:text-scale="-30%"/>
    </style:style>
    <style:style style:parent-style-name="Normal" style:data-style-name="" style:family="table-cell" style:name="ce4">
      <style:table-cell-properties style:vertical-align="middle" style:text-align-source="fix" fo:background-color="#D9EAD3" fo:border="none" fo:wrap-option="wrap" style:shrink-to-fit="false"/>
      <style:paragraph-properties fo:text-align="start" style:vertical-align="middle" style:writing-mode="page"/>
      <style:text-properties fo:color="#38761D" fo:font-family="Calibri" style:font-family-asian="Calibri" style:font-family-complex="Calibri" fo:font-size="16pt" style:font-size-asian="16pt" style:font-size-complex="16pt" fo:font-style="normal" fo:font-weight="bold"/>
    </style:style>
    <style:style style:parent-style-name="Normal" style:data-style-name="" style:family="table-cell" style:name="ce5">
      <style:table-cell-properties style:vertical-align="middle" style:text-align-source="fix" fo:border="none" fo:wrap-option="wrap" style:shrink-to-fit="false"/>
      <style:paragraph-properties fo:text-align="start" style:vertical-align="middle" style:writing-mode="page"/>
      <style:text-properties fo:color="#000000" fo:font-family="Calibri" style:font-family-asian="Calibri" style:font-family-complex="Calibri" fo:font-size="12pt" style:font-size-asian="12pt" style:font-size-complex="12pt" fo:font-style="normal" fo:font-weight="bold"/>
    </style:style>
    <style:style style:parent-style-name="Normal" style:data-style-name="" style:family="table-cell" style:name="ce6">
      <style:table-cell-properties style:vertical-align="middle" style:text-align-source="fix" fo:background-color="#D9EAD3" fo:border="none" fo:wrap-option="wrap" style:shrink-to-fit="false"/>
      <style:paragraph-properties fo:text-align="start" style:vertical-align="middle" style:writing-mode="page"/>
      <style:text-properties fo:color="#0563C1" fo:font-family="Calibri" style:font-family-asian="Calibri" style:font-family-complex="Calibri" fo:font-size="12pt" style:font-size-asian="12pt" style:font-size-complex="12pt" fo:font-style="normal" fo:font-weight="normal"/>
    </style:style>
    <style:style style:parent-style-name="Normal" style:data-style-name="" style:family="table-cell" style:name="ce7">
      <style:table-cell-properties style:vertical-align="middle" style:text-align-source="fix" fo:background-color="#D9EAD3" fo:border="none" fo:wrap-option="wrap" style:shrink-to-fit="false"/>
      <style:paragraph-properties fo:text-align="start" style:vertical-align="middle" style:writing-mode="page"/>
      <style:text-properties fo:color="#0000FF" fo:font-family="Calibri" style:font-family-asian="Calibri" style:font-family-complex="Calibri" fo:font-size="12pt" style:font-size-asian="12pt" style:font-size-complex="12pt" fo:font-style="normal" style:text-underline-type="single" style:text-underline-style="solid" fo:font-weight="normal"/>
    </style:style>
    <style:style style:parent-style-name="Normal" style:data-style-name="" style:family="table-cell" style:name="ce8">
      <style:table-cell-properties style:vertical-align="middle" style:text-align-source="fix" fo:background-color="#F3F3F3" fo:border="none" fo:wrap-option="wrap" style:shrink-to-fit="false"/>
      <style:paragraph-properties fo:text-align="start" style:vertical-align="middle" style:writing-mode="page"/>
      <style:text-properties fo:color="#000000" fo:font-family="Calibri" style:font-family-asian="Calibri" style:font-family-complex="Calibri" fo:font-size="12pt" style:font-size-asian="12pt" style:font-size-complex="12pt" fo:font-style="normal" fo:font-weight="bold"/>
    </style:style>
    <style:style style:parent-style-name="Normal" style:data-style-name="" style:family="table-cell" style:name="ce9">
      <style:table-cell-properties style:vertical-align="middle" style:text-align-source="fix" fo:background-color="transparent" fo:border="none" fo:wrap-option="wrap" style:shrink-to-fit="false"/>
      <style:paragraph-properties fo:text-align="start" style:vertical-align="middle" style:writing-mode="page"/>
      <style:text-properties fo:color="#000000" fo:font-family="Calibri" style:font-family-asian="Calibri" style:font-family-complex="Calibri" fo:font-size="12pt" style:font-size-asian="12pt" style:font-size-complex="12pt" fo:font-style="normal" fo:font-weight="bold"/>
    </style:style>
    <style:style style:parent-style-name="Normal" style:data-style-name="NF10004" style:family="table-cell" style:name="ce10">
      <style:table-cell-properties style:vertical-align="middle" style:text-align-source="fix" fo:background-color="#5E88B1" fo:border="none" fo:wrap-option="wrap" style:shrink-to-fit="false"/>
      <style:paragraph-properties fo:text-align="start" style:vertical-align="middle" style:writing-mode="page"/>
      <style:text-properties fo:color="#FEFFFE" fo:font-family="Calibri" style:font-family-asian="Calibri" style:font-family-complex="Calibri" fo:font-size="12pt" style:font-size-asian="12pt" style:font-size-complex="12pt" fo:font-style="normal" fo:font-weight="bold"/>
    </style:style>
    <style:style style:parent-style-name="Normal" style:data-style-name="NF10004" style:family="table-cell" style:name="ce11">
      <style:table-cell-properties style:vertical-align="middle" style:text-align-source="fix" fo:background-color="#5E88B1" fo:border="none" fo:wrap-option="wrap" style:shrink-to-fit="false"/>
      <style:paragraph-properties fo:text-align="start" style:vertical-align="middle" style:writing-mode="rl-tb"/>
      <style:text-properties fo:color="#FEFFFE" fo:font-family="Calibri" style:font-family-asian="Calibri" style:font-family-complex="Calibri" fo:font-size="12pt" style:font-size-asian="12pt" style:font-size-complex="12pt" fo:font-style="normal" fo:font-weight="bold"/>
    </style:style>
    <style:style style:parent-style-name="Normal" style:data-style-name="NF10004" style:family="table-cell" style:name="ce12">
      <style:table-cell-properties style:vertical-align="middle" style:text-align-source="fix" fo:background-color="#5E88B1" fo:border-top="0.74pt solid #000000" fo:border-bottom="none" fo:border-left="none" fo:border-right="none" fo:wrap-option="wrap" style:shrink-to-fit="false"/>
      <style:paragraph-properties fo:text-align="start" style:vertical-align="middle" style:writing-mode="rl-tb"/>
      <style:text-properties fo:color="#FEFFFE" fo:font-family="Calibri" style:font-family-asian="Calibri" style:font-family-complex="Calibri" fo:font-size="12pt" style:font-size-asian="12pt" style:font-size-complex="12pt" fo:font-style="normal" fo:font-weight="bold"/>
    </style:style>
    <style:style style:parent-style-name="Normal" style:data-style-name="NF10004" style:family="table-cell" style:name="ce13">
      <style:table-cell-properties style:vertical-align="middle" fo:background-color="#5E88B1" fo:border-top="0.74pt solid #000000" fo:border-bottom="none" fo:border-left="none" fo:border-right="none" fo:wrap-option="wrap" style:shrink-to-fit="false"/>
      <style:paragraph-properties style:vertical-align="middle" style:writing-mode="page"/>
      <style:text-properties fo:color="#FEFFFE" fo:font-family="Calibri" style:font-family-asian="Calibri" style:font-family-complex="Calibri" fo:font-size="12pt" style:font-size-asian="12pt" style:font-size-complex="12pt" fo:font-style="normal" fo:font-weight="bold"/>
    </style:style>
    <style:style style:parent-style-name="Normal" style:data-style-name="" style:family="table-cell" style:name="ce14">
      <style:table-cell-properties fo:background-color="transparent" fo:border-top="0.74pt solid #000000" fo:border-bottom="none" fo:border-left="none" fo:border-right="none"/>
      <style:paragraph-properties style:writing-mode="page"/>
      <style:text-properties fo:font-style="normal" fo:font-weight="normal"/>
    </style:style>
    <style:style style:parent-style-name="Normal" style:data-style-name="NF10004" style:family="table-cell" style:name="ce15">
      <style:table-cell-properties style:vertical-align="middle" style:text-align-source="fix" fo:background-color="#5E88B1" fo:border-top="0.74pt solid #000000" fo:border-bottom="none" fo:border-left="none" fo:border-right="none" fo:wrap-option="wrap" style:shrink-to-fit="false"/>
      <style:paragraph-properties fo:text-align="start" style:vertical-align="middle" style:writing-mode="page"/>
      <style:text-properties fo:color="#FEFFFE" fo:font-family="Calibri" style:font-family-asian="Calibri" style:font-family-complex="Calibri" fo:font-size="12pt" style:font-size-asian="12pt" style:font-size-complex="12pt" fo:font-style="normal" fo:font-weight="bold"/>
    </style:style>
    <style:style style:parent-style-name="Normal" style:data-style-name="NF10004" style:family="table-cell" style:name="ce16">
      <style:table-cell-properties style:vertical-align="middle" style:text-align-source="fix" fo:background-color="#5E88B1" fo:border-top="0.74pt solid #000000" fo:border-bottom="none" fo:border-left="none" fo:border-right="none" fo:wrap-option="wrap" style:shrink-to-fit="false"/>
      <style:paragraph-properties fo:text-align="start" style:vertical-align="middle" style:writing-mode="rl-tb"/>
      <style:text-properties fo:color="#FEFFFE" fo:font-family="Calibri" style:font-family-asian="Calibri" style:font-family-complex="Calibri" fo:font-size="12pt" style:font-size-asian="12pt" style:font-size-complex="12pt" fo:font-style="normal" fo:font-weight="bold"/>
    </style:style>
    <style:style style:parent-style-name="Normal" style:data-style-name="NF10004" style:family="table-cell" style:name="ce17">
      <style:table-cell-properties style:vertical-align="middle" style:text-align-source="fix" fo:background-color="#5E88B1" fo:border="none" fo:wrap-option="wrap" style:shrink-to-fit="false"/>
      <style:paragraph-properties fo:text-align="start" style:vertical-align="middle" style:writing-mode="rl-tb"/>
      <style:text-properties fo:color="#FEFFFE" fo:font-family="Calibri" style:font-family-asian="Calibri" style:font-family-complex="Calibri" fo:font-size="12pt" style:font-size-asian="12pt" style:font-size-complex="12pt" fo:font-style="normal" fo:font-weight="bold"/>
    </style:style>
    <style:style style:parent-style-name="Normal" style:data-style-name="NF10004" style:family="table-cell" style:name="ce18">
      <style:table-cell-properties style:vertical-align="middle" style:text-align-source="fix" fo:background-color="#FFF2CC" fo:border="0.74pt solid #808080" fo:wrap-option="wrap" style:shrink-to-fit="false"/>
      <style:paragraph-properties fo:text-align="start" style:vertical-align="middle" style:writing-mode="page"/>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19">
      <style:table-cell-properties style:vertical-align="middle" fo:background-color="#FFF2CC" fo:border="0.74pt solid #808080" fo:wrap-option="wrap" style:shrink-to-fit="false"/>
      <style:paragraph-properties style:vertical-align="middle" style:writing-mode="page"/>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20">
      <style:table-cell-properties style:vertical-align="middle" fo:background-color="#FFF2CC" fo:border="0.74pt solid #808080" fo:wrap-option="wrap" style:shrink-to-fit="false"/>
      <style:paragraph-properties style:vertical-align="middle" style:writing-mode="page"/>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21">
      <style:table-cell-properties style:vertical-align="middle" fo:background-color="#DBE9F6" fo:border="0.74pt solid #808080" fo:wrap-option="wrap" style:shrink-to-fit="false"/>
      <style:paragraph-properties style:vertical-align="middle" style:writing-mode="page"/>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22">
      <style:table-cell-properties style:vertical-align="middle" style:text-align-source="fix" fo:background-color="#EBC3B9" fo:border="0.74pt solid #808080" fo:wrap-option="wrap" style:shrink-to-fit="false"/>
      <style:paragraph-properties fo:text-align="start" style:vertical-align="middle" style:writing-mode="rl-tb"/>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23">
      <style:table-cell-properties style:vertical-align="middle" fo:background-color="#F0F6FB" fo:border="0.74pt solid #808080" fo:wrap-option="wrap" style:shrink-to-fit="false"/>
      <style:paragraph-properties style:vertical-align="middle" style:writing-mode="page"/>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24">
      <style:table-cell-properties style:vertical-align="middle" fo:background-color="#DBE9F6" fo:border="0.74pt solid #808080" fo:wrap-option="wrap" style:shrink-to-fit="false"/>
      <style:paragraph-properties style:vertical-align="middle" style:writing-mode="page"/>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25">
      <style:table-cell-properties style:vertical-align="middle" style:text-align-source="fix" fo:background-color="#DBE9F6" fo:border="0.74pt solid #808080" fo:wrap-option="wrap" style:shrink-to-fit="false"/>
      <style:paragraph-properties fo:text-align="start" style:vertical-align="middle" style:writing-mode="rl-tb"/>
      <style:text-properties fo:font-family="Calibri" style:font-family-asian="Calibri" style:font-family-complex="Calibri" fo:font-size="11pt" style:font-size-asian="11pt" style:font-size-complex="11pt" fo:font-style="normal" fo:font-weight="bold"/>
    </style:style>
    <style:style style:parent-style-name="Normal" style:data-style-name="NF10004" style:family="table-cell" style:name="ce26">
      <style:table-cell-properties style:vertical-align="middle" style:text-align-source="fix" fo:background-color="transparent" fo:border="0.74pt solid #808080" fo:wrap-option="wrap" style:shrink-to-fit="false"/>
      <style:paragraph-properties fo:text-align="start"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NF10004" style:family="table-cell" style:name="ce27">
      <style:table-cell-properties style:vertical-align="middle" fo:background-color="transparent" fo:border="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NF10004" style:family="table-cell" style:name="ce28">
      <style:table-cell-properties style:vertical-align="middle" fo:background-color="transparent" fo:border="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29">
      <style:table-cell-properties style:vertical-align="middle" fo:background-color="#FFF1F1" fo:border="0.74pt solid #808080" fo:wrap-option="wrap" style:shrink-to-fit="false"/>
      <style:paragraph-properties style:vertical-align="middle" style:writing-mode="page"/>
      <style:text-properties fo:color="#999999" fo:font-family="Calibri" style:font-family-asian="Calibri" style:font-family-complex="Calibri" fo:font-size="9pt" style:font-size-asian="9pt" style:font-size-complex="9pt" fo:font-style="normal" fo:font-weight="normal"/>
    </style:style>
    <style:style style:parent-style-name="Normal" style:data-style-name="" style:family="table-cell" style:name="ce30">
      <style:table-cell-properties style:vertical-align="middle" fo:border="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NF10004" style:family="table-cell" style:name="ce31">
      <style:table-cell-properties style:vertical-align="middle" fo:background-color="transparent" fo:border="0.74pt solid #808080"/>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2">
      <style:table-cell-properties style:vertical-align="middle" fo:background-color="#FFF2CC" fo:border-top="0.74pt solid #808080" fo:border-bottom="none" fo:border-left="0.74pt solid #808080" fo:border-right="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3">
      <style:table-cell-properties style:vertical-align="middle" fo:background-color="#F0F6FB" fo:border-top="0.74pt solid #808080" fo:border-bottom="none" fo:border-left="0.74pt solid #808080" fo:border-right="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4">
      <style:table-cell-properties style:vertical-align="middle" fo:background-color="#FFF1F1" fo:border-top="0.74pt solid #808080" fo:border-bottom="none" fo:border-left="0.74pt solid #808080" fo:border-right="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5">
      <style:table-cell-properties style:vertical-align="middle" fo:background-color="#F0F6FB" fo:border-top="0.74pt solid #808080" fo:border-bottom="none" fo:border-left="0.74pt solid #808080" fo:border-right="0.74pt solid #808080" fo:wrap-option="wrap" style:shrink-to-fit="false"/>
      <style:paragraph-properties style:vertical-align="middle" style:writing-mode="page"/>
      <style:text-properties fo:color="#CC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6">
      <style:table-cell-properties style:vertical-align="middle" fo:background-color="#F0F6FB" fo:border-top="0.74pt solid #808080" fo:border-bottom="none" fo:border-left="0.74pt solid #808080" fo:border-right="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7">
      <style:table-cell-properties style:vertical-align="middle" fo:background-color="#FFF2CC" fo:border-top="0.74pt solid #808080" fo:border-bottom="none" fo:border-left="0.74pt solid #808080" fo:border-right="0.74pt solid #808080" fo:wrap-option="wrap" style:shrink-to-fit="false"/>
      <style:paragraph-properties style:vertical-align="middle" style:writing-mode="page"/>
      <style:text-properties fo:color="#CC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8">
      <style:table-cell-properties style:vertical-align="middle" fo:background-color="#FFF2CC" fo:border-top="0.74pt solid #808080" fo:border-bottom="none" fo:border-left="0.74pt solid #808080" fo:border-right="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39">
      <style:table-cell-properties style:vertical-align="middle" fo:background-color="#F0F6FB" fo:border-top="0.74pt solid #808080" fo:border-bottom="none" fo:border-left="0.74pt solid #808080" fo:border-right="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40">
      <style:table-cell-properties style:vertical-align="middle" fo:background-color="#F0F6FB" fo:border-top="0.74pt solid #808080" fo:border-bottom="none" fo:border-left="0.74pt solid #808080" fo:border-right="0.74pt solid #808080" fo:wrap-option="wrap" style:shrink-to-fit="false"/>
      <style:paragraph-properties style:vertical-align="middle" style:writing-mode="page"/>
      <style:text-properties fo:color="#00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41">
      <style:table-cell-properties style:vertical-align="middle" style:text-align-source="fix" fo:background-color="#F3F3F3" fo:border-top="2.49pt solid #0000FF" fo:border-bottom="2.49pt solid #0000FF" fo:border-left="2.49pt solid #0000FF" fo:border-right="0.74pt solid #808080" fo:wrap-option="wrap" style:shrink-to-fit="false"/>
      <style:paragraph-properties fo:text-align="start"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 style:family="table-cell" style:name="ce42">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start"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NF10004" style:family="table-cell" style:name="ce43">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start"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 style:family="table-cell" style:name="ce44">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center" style:vertical-align="middle" style:writing-mode="page"/>
      <style:text-properties fo:color="#CC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45">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center"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 style:family="table-cell" style:name="ce46">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center"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 style:family="table-cell" style:name="ce47">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center"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NF10001" style:family="table-cell" style:name="ce48">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center"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NF10004" style:family="table-cell" style:name="ce49">
      <style:table-cell-properties style:vertical-align="middle" style:text-align-source="fix" fo:background-color="#F3F3F3" fo:border-top="2.49pt solid #0000FF" fo:border-bottom="2.49pt solid #0000FF" fo:border-left="0.74pt solid #808080" fo:border-right="0.74pt solid #808080" fo:wrap-option="wrap" style:shrink-to-fit="false"/>
      <style:paragraph-properties fo:text-align="center" style:vertical-align="middle" style:writing-mode="page"/>
      <style:text-properties fo:color="#666666" fo:font-family="Calibri" style:font-family-asian="Calibri" style:font-family-complex="Calibri" fo:font-size="9pt" style:font-size-asian="9pt" style:font-size-complex="9pt" fo:font-style="italic" fo:font-weight="normal"/>
    </style:style>
    <style:style style:parent-style-name="Normal" style:data-style-name="" style:family="table-cell" style:name="ce50">
      <style:table-cell-properties style:vertical-align="middle" style:text-align-source="fix" fo:background-color="#F3F3F3" fo:border-top="2.49pt solid #0000FF" fo:border-bottom="2.49pt solid #0000FF" fo:border-left="0.74pt solid #808080" fo:border-right="2.49pt solid #0000FF" fo:wrap-option="wrap" style:shrink-to-fit="false"/>
      <style:paragraph-properties fo:text-align="center" style:vertical-align="middle" style:writing-mode="page"/>
      <style:text-properties fo:color="#CC0000" fo:font-family="Calibri" style:font-family-asian="Calibri" style:font-family-complex="Calibri" fo:font-size="9pt" style:font-size-asian="9pt" style:font-size-complex="9pt" fo:font-style="normal" fo:font-weight="normal"/>
    </style:style>
    <style:style style:parent-style-name="Normal" style:data-style-name="" style:family="table-cell" style:name="ce51">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start"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52">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53">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start"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NF10004" style:family="table-cell" style:name="ce54">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start"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55">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56">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57">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58">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center" style:vertical-align="middle" style:writing-mode="page"/>
      <style:text-properties fo:color="#666666" fo:font-family="Calibri" style:font-family-asian="Calibri" style:font-family-complex="Calibri" fo:font-size="11pt" style:font-size-asian="11pt" style:font-size-complex="11pt" fo:font-style="normal" fo:font-weight="normal"/>
    </style:style>
    <style:style style:parent-style-name="Normal" style:data-style-name="" style:family="table-cell" style:name="ce59">
      <style:table-cell-properties style:vertical-align="middle" style:text-align-source="fix" fo:background-color="transparent" fo:border-top="none" fo:border-bottom="0.74pt solid #808080" fo:border-left="0.74pt solid #808080" fo:border-right="0.74pt solid #808080"/>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NF10002" style:family="table-cell" style:name="ce60">
      <style:table-cell-properties style:vertical-align="middle" style:text-align-source="fix" fo:background-color="transparent" fo:border="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NF10004" style:family="table-cell" style:name="ce61">
      <style:table-cell-properties style:vertical-align="middle" style:text-align-source="fix" fo:background-color="transparent" fo:border-top="none" fo:border-bottom="0.74pt solid #808080" fo:border-left="0.74pt solid #808080" fo:border-right="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62">
      <style:table-cell-properties style:vertical-align="middle" style:text-align-source="fix" fo:background-color="transparent" fo:border="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63">
      <style:table-cell-properties fo:background-color="transparent" fo:border="none"/>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64">
      <style:table-cell-properties style:vertical-align="middle" style:text-align-source="fix" fo:background-color="transparent" fo:border="0.74pt solid #808080" fo:wrap-option="wrap" style:shrink-to-fit="false"/>
      <style:paragraph-properties fo:text-align="start"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NF10004" style:family="table-cell" style:name="ce65">
      <style:table-cell-properties style:vertical-align="middle" style:text-align-source="fix" fo:background-color="transparent" fo:border="0.74pt solid #808080" fo:wrap-option="wrap" style:shrink-to-fit="false"/>
      <style:paragraph-properties fo:text-align="start"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66">
      <style:table-cell-properties style:vertical-align="middle" style:text-align-source="fix" fo:background-color="transparent" fo:border="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67">
      <style:table-cell-properties style:vertical-align="middle" style:text-align-source="fix" fo:background-color="transparent" fo:border="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68">
      <style:table-cell-properties style:vertical-align="middle" style:text-align-source="fix" fo:background-color="transparent" fo:border="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69">
      <style:table-cell-properties style:vertical-align="middle" style:text-align-source="fix" fo:background-color="transparent" fo:border="0.74pt solid #808080" fo:wrap-option="wrap" style:shrink-to-fit="false"/>
      <style:paragraph-properties fo:text-align="center" style:vertical-align="middle" style:writing-mode="page"/>
      <style:text-properties fo:color="#666666" fo:font-family="Calibri" style:font-family-asian="Calibri" style:font-family-complex="Calibri" fo:font-size="11pt" style:font-size-asian="11pt" style:font-size-complex="11pt" fo:font-style="normal" fo:font-weight="normal"/>
    </style:style>
    <style:style style:parent-style-name="Normal" style:data-style-name="" style:family="table-cell" style:name="ce70">
      <style:table-cell-properties style:text-align-source="fix" fo:background-color="transparent" fo:border="0.74pt solid #808080"/>
      <style:paragraph-properties fo:text-align="center"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NF10004" style:family="table-cell" style:name="ce71">
      <style:table-cell-properties style:vertical-align="middle" style:text-align-source="fix" fo:background-color="transparent" fo:border="0.74pt solid #808080" fo:wrap-option="wrap" style:shrink-to-fit="false"/>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72">
      <style:table-cell-properties style:vertical-align="middle" style:text-align-source="fix" fo:background-color="transparent" fo:border="0.74pt solid #808080" fo:wrap-option="wrap" style:shrink-to-fit="false"/>
      <style:paragraph-properties fo:text-align="start"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Normal" style:data-style-name="" style:family="table-cell" style:name="ce73">
      <style:table-cell-properties style:vertical-align="middle" fo:background-color="#4472C4" fo:border="0.74pt solid #AEABAB"/>
      <style:paragraph-properties style:vertical-align="middle" style:writing-mode="page"/>
      <style:text-properties fo:color="#FFFFFF" fo:font-family="Avenir" style:font-family-asian="Avenir" style:font-family-complex="Avenir" fo:font-size="12pt" style:font-size-asian="12pt" style:font-size-complex="12pt" fo:font-style="normal" fo:font-weight="normal"/>
    </style:style>
    <style:style style:parent-style-name="Normal" style:data-style-name="" style:family="table-cell" style:name="ce74">
      <style:table-cell-properties style:vertical-align="middle" fo:background-color="transparent" fo:border="0.74pt solid #AEABAB"/>
      <style:paragraph-properties style:vertical-align="middle" style:writing-mode="page"/>
      <style:text-properties fo:color="#000000" fo:font-family="Avenir" style:font-family-asian="Avenir" style:font-family-complex="Avenir" fo:font-size="12pt" style:font-size-asian="12pt" style:font-size-complex="12pt" fo:font-style="normal" fo:font-weight="normal"/>
    </style:style>
    <style:style style:parent-style-name="Normal" style:data-style-name="" style:family="table-cell" style:name="ce75">
      <style:table-cell-properties style:vertical-align="middle" fo:background-color="transparent" fo:border="0.74pt solid #AEABAB"/>
      <style:paragraph-properties style:vertical-align="middle" style:writing-mode="page"/>
      <style:text-properties fo:color="#000000" fo:font-family="Avenir" style:font-family-asian="Avenir" style:font-family-complex="Avenir" fo:font-size="12pt" style:font-size-asian="12pt" style:font-size-complex="12pt" fo:font-style="normal" fo:font-weight="normal"/>
    </style:style>
    <style:style style:parent-style-name="Normal" style:data-style-name="" style:family="table-cell" style:name="ce76">
      <style:table-cell-properties style:vertical-align="middle" fo:background-color="transparent" fo:border="none"/>
      <style:paragraph-properties style:vertical-align="middle" style:writing-mode="page"/>
      <style:text-properties fo:color="#000000" fo:font-family="Avenir" style:font-family-asian="Avenir" style:font-family-complex="Avenir" fo:font-style="normal" fo:font-weight="normal"/>
    </style:style>
    <style:style style:master-page-name="MasterPage1" style:family="table" style:name="ta1">
      <style:table-properties table:display="true" tableooo:tab-color="#C5E0B3"/>
    </style:style>
    <style:style style:family="table-column" style:name="co1">
      <style:table-column-properties style:column-width="2.514cm" loext:column-width-sym="11.22" fo:break-before="auto"/>
    </style:style>
    <style:style style:family="table-row" style:name="ro1">
      <style:table-row-properties style:row-height="0.5292cm" fo:break-before="auto"/>
    </style:style>
    <style:style style:family="table-column" style:name="co2">
      <style:table-column-properties style:column-width="0.5027cm" style:use-optimal-column-width="false" loext:column-width-sym="1.78" fo:break-before="auto"/>
    </style:style>
    <style:style style:family="table-column" style:name="co3">
      <style:table-column-properties style:column-width="32.28cm" style:use-optimal-column-width="false" loext:column-width-sym="151.89" fo:break-before="auto"/>
    </style:style>
    <style:style style:family="table-column" style:name="co4">
      <style:table-column-properties style:column-width="0.6615cm" style:use-optimal-column-width="false" loext:column-width-sym="2.56" fo:break-before="auto"/>
    </style:style>
    <style:style style:family="table-row" style:name="ro2">
      <style:table-row-properties style:row-height="28.5pt" style:use-optimal-row-height="false" fo:break-before="auto"/>
    </style:style>
    <style:style style:family="table-row" style:name="ro3">
      <style:table-row-properties style:row-height="25.5pt" style:use-optimal-row-height="false" fo:break-before="auto"/>
    </style:style>
    <style:style style:family="table-row" style:name="ro4">
      <style:table-row-properties style:row-height="228pt" style:use-optimal-row-height="false" fo:break-before="auto"/>
    </style:style>
    <style:style style:family="text" style:name="T1">
      <style:text-properties fo:color="#000000" fo:font-family="Calibri" fo:font-size="12pt" style:text-underline-type="none" fo:font-weight="normal"/>
    </style:style>
    <style:style style:family="text" style:name="T2">
      <style:text-properties fo:color="#000000" fo:font-family="Calibri" fo:font-size="12pt" style:text-underline-type="none" fo:font-weight="bold"/>
    </style:style>
    <style:style style:family="text" style:name="T3">
      <style:text-properties fo:color="#FF9900" fo:font-family="Calibri" fo:font-size="12pt" style:text-underline-type="none" fo:font-weight="normal"/>
    </style:style>
    <style:style style:family="text" style:name="T4">
      <style:text-properties fo:color="#000000" fo:font-family="Calibri" fo:font-size="12pt" style:text-underline-type="none" fo:font-weight="normal"/>
    </style:style>
    <style:style style:family="text" style:name="T5">
      <style:text-properties fo:color="#000000" fo:font-family="Calibri" fo:font-size="12pt" style:text-underline-type="none" fo:font-weight="bold"/>
    </style:style>
    <style:style style:family="text" style:name="T6">
      <style:text-properties fo:color="#000000" fo:font-family="Calibri" fo:font-size="12pt" style:text-underline-type="none" fo:font-weight="normal"/>
    </style:style>
    <style:style style:family="text" style:name="T7">
      <style:text-properties fo:color="#000000" fo:font-family="Calibri" fo:font-size="12pt" style:text-underline-type="none" fo:font-weight="bold"/>
    </style:style>
    <style:style style:family="text" style:name="T8">
      <style:text-properties fo:color="#1155CC" fo:font-family="Calibri" fo:font-size="12pt" style:text-underline-type="none" fo:font-weight="normal"/>
    </style:style>
    <style:style style:family="text" style:name="T9">
      <style:text-properties fo:color="#000000" fo:font-family="Calibri" fo:font-size="12pt" style:text-underline-type="none" fo:font-weight="normal"/>
    </style:style>
    <style:style style:family="text" style:name="T10">
      <style:text-properties fo:color="#000000" fo:font-family="Calibri" fo:font-size="12pt" style:text-underline-type="none" fo:font-weight="bold"/>
    </style:style>
    <style:style style:family="text" style:name="T11">
      <style:text-properties fo:color="#000000" fo:font-family="Calibri" fo:font-size="12pt" style:text-underline-type="none" fo:font-weight="normal"/>
    </style:style>
    <style:style style:family="text" style:name="T12">
      <style:text-properties fo:color="#000000" fo:font-family="Calibri" fo:font-size="12pt" style:text-underline-type="none" fo:font-weight="bold"/>
    </style:style>
    <style:style style:family="text" style:name="T13">
      <style:text-properties fo:color="#F4CCCC" fo:font-family="Calibri" fo:font-size="12pt" style:text-underline-type="none" fo:font-weight="normal"/>
    </style:style>
    <style:style style:family="text" style:name="T14">
      <style:text-properties fo:color="#000000" fo:font-family="Calibri" fo:font-size="12pt" style:text-underline-type="none" fo:font-weight="normal"/>
    </style:style>
    <style:style style:family="text" style:name="T15">
      <style:text-properties fo:color="#000000" fo:font-family="Calibri" fo:font-size="12pt" style:text-underline-type="none" fo:font-weight="bold"/>
    </style:style>
    <style:style style:family="text" style:name="T16">
      <style:text-properties fo:color="#000000" fo:font-family="Calibri" fo:font-size="12pt" style:text-underline-type="none" fo:font-weight="normal"/>
    </style:style>
    <style:style style:family="text" style:name="T17">
      <style:text-properties fo:color="#000000" fo:font-family="Calibri" fo:font-size="12pt" style:text-underline-type="none" fo:font-weight="bold"/>
    </style:style>
    <style:style style:family="text" style:name="T18">
      <style:text-properties fo:color="#000000" fo:font-family="Calibri" fo:font-size="12pt" style:text-underline-type="none" fo:font-weight="normal"/>
    </style:style>
    <style:style style:family="text" style:name="T19">
      <style:text-properties fo:color="#000000" fo:font-family="Calibri" fo:font-size="12pt" style:text-underline-type="none" fo:font-weight="bold"/>
    </style:style>
    <style:style style:family="text" style:name="T20">
      <style:text-properties fo:color="#000000" fo:font-family="Calibri" fo:font-size="12pt" style:text-underline-type="none" fo:font-weight="normal"/>
    </style:style>
    <style:style style:family="text" style:name="T21">
      <style:text-properties fo:color="#38761D" fo:font-family="Calibri" fo:font-size="12pt" style:text-underline-type="none" fo:font-weight="bold"/>
    </style:style>
    <style:style style:family="text" style:name="T22">
      <style:text-properties fo:color="#000000" fo:font-family="Calibri" fo:font-size="12pt" style:text-underline-type="none" fo:font-weight="bold"/>
    </style:style>
    <style:style style:family="text" style:name="T23">
      <style:text-properties fo:color="#000000" fo:font-family="Calibri" fo:font-size="12pt" style:text-underline-type="none" fo:font-weight="normal"/>
    </style:style>
    <style:style style:family="text" style:name="T24">
      <style:text-properties fo:color="#000000" fo:font-family="Calibri" fo:font-size="12pt" style:text-underline-type="none" fo:font-weight="bold"/>
    </style:style>
    <style:style style:family="text" style:name="T25">
      <style:text-properties fo:color="#000000" fo:font-family="Calibri" fo:font-size="12pt" style:text-underline-type="none" fo:font-weight="normal"/>
    </style:style>
    <style:style style:family="text" style:name="T26">
      <style:text-properties fo:color="#000000" fo:font-family="Calibri" fo:font-size="12pt" style:text-underline-type="none" fo:font-weight="bold"/>
    </style:style>
    <style:style style:family="text" style:name="T27">
      <style:text-properties fo:color="#000000" fo:font-family="Calibri" fo:font-size="12pt" style:text-underline-type="none" fo:font-weight="normal"/>
    </style:style>
    <style:style style:family="text" style:name="T28">
      <style:text-properties fo:color="#000000" fo:font-family="Calibri" fo:font-size="12pt" style:text-underline-type="none" fo:font-weight="bold"/>
    </style:style>
    <style:style style:family="text" style:name="T29">
      <style:text-properties fo:color="#000000" fo:font-family="Calibri" fo:font-size="12pt" style:text-underline-type="none" fo:font-weight="normal"/>
    </style:style>
    <style:style style:family="table-row" style:name="ro5">
      <style:table-row-properties style:row-height="66.75pt" style:use-optimal-row-height="false" fo:break-before="auto"/>
    </style:style>
    <style:style style:family="text" style:name="T30">
      <style:text-properties fo:color="#CC0000" fo:font-family="Calibri" fo:font-size="12pt" style:text-underline-type="none" fo:font-weight="bold"/>
    </style:style>
    <style:style style:family="text" style:name="T31">
      <style:text-properties fo:color="#000000" fo:font-family="Calibri" fo:font-size="12pt" style:text-underline-type="none" fo:font-weight="bold"/>
    </style:style>
    <style:style style:family="text" style:name="T32">
      <style:text-properties fo:color="#000000" fo:font-family="Calibri" fo:font-size="12pt" style:text-underline-type="none" fo:font-weight="normal"/>
    </style:style>
    <style:style style:family="text" style:name="T33">
      <style:text-properties fo:color="#000000" fo:font-family="Calibri" fo:font-size="12pt" style:text-underline-type="none" fo:font-weight="bold"/>
    </style:style>
    <style:style style:family="text" style:name="T34">
      <style:text-properties fo:color="#000000" fo:font-family="Calibri" fo:font-size="12pt" style:text-underline-type="none" fo:font-weight="normal"/>
    </style:style>
    <style:style style:family="text" style:name="T35">
      <style:text-properties fo:color="#000000" fo:font-family="Calibri" fo:font-size="12pt" style:text-underline-type="none" fo:font-weight="bold"/>
    </style:style>
    <style:style style:family="text" style:name="T36">
      <style:text-properties fo:color="#000000" fo:font-family="Calibri" fo:font-size="12pt" style:text-underline-type="none" fo:font-weight="normal"/>
    </style:style>
    <style:style style:family="table-row" style:name="ro6">
      <style:table-row-properties style:row-height="19.5pt" style:use-optimal-row-height="false" fo:break-before="auto"/>
    </style:style>
    <style:style style:master-page-name="MasterPage2" style:family="table" style:name="ta2">
      <style:table-properties table:display="true" tableooo:tab-color="#0054AB"/>
    </style:style>
    <style:style style:family="table-column" style:name="co5">
      <style:table-column-properties style:column-width="2.514cm" loext:column-width-sym="11.22" fo:break-before="auto"/>
    </style:style>
    <style:style style:family="table-row" style:name="ro7">
      <style:table-row-properties style:row-height="0.5292cm" fo:break-before="auto"/>
    </style:style>
    <style:style style:family="graphic" style:name="gr1">
      <style:graphic-properties draw:fill-color="#FFFFE1" draw:fill="solid"/>
    </style:style>
    <style:style style:family="text" style:name="T37">
      <style:text-properties fo:font-family="Tahoma" fo:font-size="9pt" style:text-underline-type="none"/>
    </style:style>
    <style:style style:family="table-column" style:name="co6">
      <style:table-column-properties style:column-width="5.266cm" style:use-optimal-column-width="false" loext:column-width-sym="24.22" fo:break-before="auto"/>
    </style:style>
    <style:style style:family="table-column" style:name="co7">
      <style:table-column-properties style:column-width="4.869cm" style:use-optimal-column-width="false" loext:column-width-sym="22.33" fo:break-before="auto"/>
    </style:style>
    <style:style style:family="table-column" style:name="co8">
      <style:table-column-properties style:column-width="5.318cm" style:use-optimal-column-width="false" loext:column-width-sym="24.56" fo:break-before="auto"/>
    </style:style>
    <style:style style:family="table-column" style:name="co9">
      <style:table-column-properties style:column-width="4.869cm" style:use-optimal-column-width="false" loext:column-width-sym="22.33" fo:break-before="auto"/>
    </style:style>
    <style:style style:family="table-column" style:name="co10">
      <style:table-column-properties style:column-width="15.11cm" style:use-optimal-column-width="false" loext:column-width-sym="70.78" fo:break-before="auto"/>
    </style:style>
    <style:style style:family="table-column" style:name="co11">
      <style:table-column-properties style:column-width="0.1323cm" style:use-optimal-column-width="false" loext:column-width-sym="0" fo:break-before="auto"/>
    </style:style>
    <style:style style:family="table-column" style:name="co12">
      <style:table-column-properties style:column-width="11.99cm" style:use-optimal-column-width="false" loext:column-width-sym="56" fo:break-before="auto"/>
    </style:style>
    <style:style style:family="table-column" style:name="co13">
      <style:table-column-properties style:column-width="0.1323cm" style:use-optimal-column-width="false" loext:column-width-sym="0" fo:break-before="auto"/>
    </style:style>
    <style:style style:family="table-column" style:name="co14">
      <style:table-column-properties style:column-width="0.1323cm" style:use-optimal-column-width="false" loext:column-width-sym="0" fo:break-before="auto"/>
    </style:style>
    <style:style style:family="table-column" style:name="co15">
      <style:table-column-properties style:column-width="0.1323cm" style:use-optimal-column-width="false" loext:column-width-sym="0" fo:break-before="auto"/>
    </style:style>
    <style:style style:family="table-column" style:name="co16">
      <style:table-column-properties style:column-width="0.1323cm" style:use-optimal-column-width="false" loext:column-width-sym="0" fo:break-before="auto"/>
    </style:style>
    <style:style style:family="table-column" style:name="co17">
      <style:table-column-properties style:column-width="7.038cm" style:use-optimal-column-width="false" loext:column-width-sym="32.67" fo:break-before="auto"/>
    </style:style>
    <style:style style:family="table-column" style:name="co18">
      <style:table-column-properties style:column-width="11.56cm" style:use-optimal-column-width="false" loext:column-width-sym="54" fo:break-before="auto"/>
    </style:style>
    <style:style style:family="table-column" style:name="co19">
      <style:table-column-properties style:column-width="0.1323cm" style:use-optimal-column-width="false" loext:column-width-sym="0" fo:break-before="auto"/>
    </style:style>
    <style:style style:family="table-column" style:name="co20">
      <style:table-column-properties style:column-width="0.1323cm" style:use-optimal-column-width="false" loext:column-width-sym="0" fo:break-before="auto"/>
    </style:style>
    <style:style style:family="table-column" style:name="co21">
      <style:table-column-properties style:column-width="0.1323cm" style:use-optimal-column-width="false" loext:column-width-sym="0" fo:break-before="auto"/>
    </style:style>
    <style:style style:family="table-column" style:name="co22">
      <style:table-column-properties style:column-width="0.1323cm" style:use-optimal-column-width="false" loext:column-width-sym="0" fo:break-before="auto"/>
    </style:style>
    <style:style style:family="table-column" style:name="co23">
      <style:table-column-properties style:column-width="0.1323cm" style:use-optimal-column-width="false" loext:column-width-sym="0" fo:break-before="auto"/>
    </style:style>
    <style:style style:family="table-column" style:name="co24">
      <style:table-column-properties style:column-width="0.1323cm" style:use-optimal-column-width="false" loext:column-width-sym="0" fo:break-before="auto"/>
    </style:style>
    <style:style style:family="table-column" style:name="co25">
      <style:table-column-properties style:column-width="0.1323cm" style:use-optimal-column-width="false" loext:column-width-sym="0" fo:break-before="auto"/>
    </style:style>
    <style:style style:family="table-column" style:name="co26">
      <style:table-column-properties style:column-width="0.1323cm" style:use-optimal-column-width="false" loext:column-width-sym="0" fo:break-before="auto"/>
    </style:style>
    <style:style style:family="table-column" style:name="co27">
      <style:table-column-properties style:column-width="5.689cm" style:use-optimal-column-width="false" loext:column-width-sym="26.22" fo:break-before="auto"/>
    </style:style>
    <style:style style:family="table-column" style:name="co28">
      <style:table-column-properties style:column-width="7.594cm" style:use-optimal-column-width="false" loext:column-width-sym="35.22" fo:break-before="auto"/>
    </style:style>
    <style:style style:family="table-column" style:name="co29">
      <style:table-column-properties style:column-width="7.462cm" style:use-optimal-column-width="false" loext:column-width-sym="34.67" fo:break-before="auto"/>
    </style:style>
    <style:style style:family="table-column" style:name="co30">
      <style:table-column-properties style:column-width="4.578cm" style:use-optimal-column-width="false" loext:column-width-sym="21" fo:break-before="auto"/>
    </style:style>
    <style:style style:family="table-column" style:name="co31">
      <style:table-column-properties style:column-width="4.578cm" style:use-optimal-column-width="false" loext:column-width-sym="21" fo:break-before="auto"/>
    </style:style>
    <style:style style:family="table-column" style:name="co32">
      <style:table-column-properties style:column-width="0.1323cm" style:use-optimal-column-width="false" loext:column-width-sym="0" fo:break-before="auto"/>
    </style:style>
    <style:style style:family="table-column" style:name="co33">
      <style:table-column-properties style:column-width="0.1323cm" style:use-optimal-column-width="false" loext:column-width-sym="0" fo:break-before="auto"/>
    </style:style>
    <style:style style:family="table-column" style:name="co34">
      <style:table-column-properties style:column-width="0.1323cm" style:use-optimal-column-width="false" loext:column-width-sym="0" fo:break-before="auto"/>
    </style:style>
    <style:style style:family="table-column" style:name="co35">
      <style:table-column-properties style:column-width="0.1323cm" style:use-optimal-column-width="false" loext:column-width-sym="0" fo:break-before="auto"/>
    </style:style>
    <style:style style:family="table-column" style:name="co36">
      <style:table-column-properties style:column-width="0.1323cm" style:use-optimal-column-width="false" loext:column-width-sym="0" fo:break-before="auto"/>
    </style:style>
    <style:style style:family="table-row" style:name="ro8">
      <style:table-row-properties style:row-height="18pt" style:use-optimal-row-height="false" fo:break-before="auto"/>
    </style:style>
    <style:style style:family="table-row" style:name="ro9">
      <style:table-row-properties style:row-height="18.75pt" style:use-optimal-row-height="false" fo:break-before="auto"/>
    </style:style>
    <style:style style:family="table-row" style:name="ro10">
      <style:table-row-properties style:row-height="30.75pt" style:use-optimal-row-height="false" fo:break-before="auto"/>
    </style:style>
    <style:style style:family="text" style:name="T38">
      <style:text-properties fo:color="#000000" fo:font-family="Calibri" fo:font-size="9pt" style:text-underline-type="none"/>
    </style:style>
    <style:style style:family="text" style:name="T39">
      <style:text-properties fo:color="#C00000" fo:font-family="Calibri" fo:font-size="9pt" style:text-underline-type="none"/>
    </style:style>
    <style:style style:family="text" style:name="T40">
      <style:text-properties fo:color="#000000" fo:font-family="Calibri" fo:font-size="9pt" style:text-underline-type="none"/>
    </style:style>
    <style:style style:family="text" style:name="T41">
      <style:text-properties fo:color="#C00000" fo:font-family="Calibri" fo:font-size="9pt" style:text-underline-type="none"/>
    </style:style>
    <style:style style:family="text" style:name="T42">
      <style:text-properties fo:color="#000000" fo:font-family="Calibri" fo:font-size="9pt" style:text-underline-type="none"/>
    </style:style>
    <style:style style:family="text" style:name="T43">
      <style:text-properties fo:color="#C00000" fo:font-family="Calibri" fo:font-size="9pt" style:text-underline-type="none"/>
    </style:style>
    <style:style style:family="text" style:name="T44">
      <style:text-properties fo:color="#000000" fo:font-family="Calibri" fo:font-size="9pt" style:text-underline-type="none"/>
    </style:style>
    <style:style style:family="text" style:name="T45">
      <style:text-properties fo:color="#C00000" fo:font-family="Calibri" fo:font-size="9pt" style:text-underline-type="none"/>
    </style:style>
    <style:style style:family="text" style:name="T46">
      <style:text-properties fo:color="#000000" fo:font-family="Calibri" fo:font-size="9pt" style:text-underline-type="none"/>
    </style:style>
    <style:style style:family="text" style:name="T47">
      <style:text-properties fo:color="#C00000" fo:font-family="Calibri" fo:font-size="9pt" style:text-underline-type="none"/>
    </style:style>
    <style:style style:family="text" style:name="T48">
      <style:text-properties fo:color="#000000" fo:font-family="Calibri" fo:font-size="9pt" style:text-underline-type="none"/>
    </style:style>
    <style:style style:family="text" style:name="T49">
      <style:text-properties fo:color="#C00000" fo:font-family="Calibri" fo:font-size="9pt" style:text-underline-type="none"/>
    </style:style>
    <style:style style:family="text" style:name="T50">
      <style:text-properties fo:color="#000000" fo:font-family="Calibri" fo:font-size="9pt" style:text-underline-type="none"/>
    </style:style>
    <style:style style:family="text" style:name="T51">
      <style:text-properties fo:color="#C00000" fo:font-family="Calibri" fo:font-size="9pt" style:text-underline-type="none"/>
    </style:style>
    <style:style style:family="text" style:name="T52">
      <style:text-properties fo:color="#000000" fo:font-family="Calibri" fo:font-size="9pt" style:text-underline-type="none"/>
    </style:style>
    <style:style style:family="text" style:name="T53">
      <style:text-properties fo:color="#C00000" fo:font-family="Calibri" fo:font-size="9pt" style:text-underline-type="none"/>
    </style:style>
    <style:style style:family="text" style:name="T54">
      <style:text-properties fo:color="#000000" fo:font-family="Calibri" fo:font-size="9pt" style:text-underline-type="none"/>
    </style:style>
    <style:style style:family="text" style:name="T55">
      <style:text-properties fo:color="#C00000" fo:font-family="Calibri" fo:font-size="9pt" style:text-underline-type="none"/>
    </style:style>
    <style:style style:family="text" style:name="T56">
      <style:text-properties fo:color="#000000" fo:font-family="Calibri" fo:font-size="9pt" style:text-underline-type="none"/>
    </style:style>
    <style:style style:family="text" style:name="T57">
      <style:text-properties fo:color="#C00000" fo:font-family="Calibri" fo:font-size="9pt" style:text-underline-type="none"/>
    </style:style>
    <style:style style:family="text" style:name="T58">
      <style:text-properties fo:color="#000000" fo:font-family="Calibri" fo:font-size="9pt" style:text-underline-type="none"/>
    </style:style>
    <style:style style:family="text" style:name="T59">
      <style:text-properties fo:color="#C00000" fo:font-family="Calibri" fo:font-size="9pt" style:text-underline-type="none"/>
    </style:style>
    <style:style style:family="table-row" style:name="ro11">
      <style:table-row-properties style:row-height="102pt" style:use-optimal-row-height="false" fo:break-before="auto"/>
    </style:style>
    <style:style style:family="text" style:name="T60">
      <style:text-properties fo:color="#000000" fo:font-family="Calibri" fo:font-size="9pt" style:text-underline-type="none"/>
    </style:style>
    <style:style style:family="text" style:name="T61">
      <style:text-properties fo:color="#000000" fo:font-family="Calibri" fo:font-size="9pt" style:text-underline-type="none" fo:font-weight="bold"/>
    </style:style>
    <style:style style:family="text" style:name="T62">
      <style:text-properties fo:color="#000000" fo:font-family="Calibri" fo:font-size="9pt" style:text-underline-type="none"/>
    </style:style>
    <style:style style:family="text" style:name="T63">
      <style:text-properties fo:color="#000000" fo:font-family="Calibri" fo:font-size="9pt" style:text-underline-type="none" fo:font-weight="bold"/>
    </style:style>
    <style:style style:family="text" style:name="T64">
      <style:text-properties fo:color="#000000" fo:font-family="Calibri" fo:font-size="9pt" style:text-underline-type="none"/>
    </style:style>
    <style:style style:family="text" style:name="T65">
      <style:text-properties fo:color="#000000" fo:font-family="Calibri" fo:font-size="9pt" style:text-underline-type="none" fo:font-weight="bold"/>
    </style:style>
    <style:style style:family="text" style:name="T66">
      <style:text-properties fo:color="#000000" fo:font-family="Calibri" fo:font-size="9pt" style:text-underline-type="none"/>
    </style:style>
    <style:style style:family="text" style:name="T67">
      <style:text-properties fo:color="#000000" fo:font-family="Calibri" fo:font-size="9pt" style:text-underline-type="none" fo:font-weight="bold"/>
    </style:style>
    <style:style style:family="text" style:name="T68">
      <style:text-properties fo:color="#000000" fo:font-family="Calibri" fo:font-size="9pt" style:text-underline-type="none"/>
    </style:style>
    <style:style style:family="text" style:name="T69">
      <style:text-properties fo:color="#000000" fo:font-family="Calibri" fo:font-size="9pt" style:text-underline-type="none" fo:font-weight="bold"/>
    </style:style>
    <style:style style:family="text" style:name="T70">
      <style:text-properties fo:color="#000000" fo:font-family="Calibri" fo:font-size="9pt" style:text-underline-type="none"/>
    </style:style>
    <style:style style:family="text" style:name="T71">
      <style:text-properties fo:color="#000000" fo:font-family="Calibri" fo:font-size="9pt" style:text-underline-type="none" fo:font-weight="bold"/>
    </style:style>
    <style:style style:family="text" style:name="T72">
      <style:text-properties fo:color="#000000" fo:font-family="Calibri" fo:font-size="9pt" style:text-underline-type="none"/>
    </style:style>
    <style:style style:family="text" style:name="T73">
      <style:text-properties fo:color="#000000" fo:font-family="Calibri" fo:font-size="9pt" style:text-underline-type="none"/>
    </style:style>
    <style:style style:family="text" style:name="T74">
      <style:text-properties fo:color="#000000" fo:font-family="Calibri" fo:font-size="9pt" style:text-underline-type="none" fo:font-weight="bold"/>
    </style:style>
    <style:style style:family="text" style:name="T75">
      <style:text-properties fo:color="#000000" fo:font-family="Calibri" fo:font-size="9pt" style:text-underline-type="none"/>
    </style:style>
    <style:style style:family="text" style:name="T76">
      <style:text-properties fo:color="#000000" fo:font-family="Calibri" fo:font-size="9pt" style:text-underline-type="none" fo:font-weight="bold"/>
    </style:style>
    <style:style style:family="text" style:name="T77">
      <style:text-properties fo:color="#000000" fo:font-family="Calibri" fo:font-size="9pt" style:text-underline-type="none"/>
    </style:style>
    <style:style style:family="text" style:name="T78">
      <style:text-properties fo:color="#000000" fo:font-family="Calibri" fo:font-size="9pt" style:text-underline-type="none" fo:font-weight="bold"/>
    </style:style>
    <style:style style:family="text" style:name="T79">
      <style:text-properties fo:color="#000000" fo:font-family="Calibri" fo:font-size="9pt" style:text-underline-type="none"/>
    </style:style>
    <style:style style:family="text" style:name="T80">
      <style:text-properties fo:color="#000000" fo:font-family="Calibri" fo:font-size="9pt" style:text-underline-type="none" fo:font-weight="bold"/>
    </style:style>
    <style:style style:family="text" style:name="T81">
      <style:text-properties fo:color="#000000" fo:font-family="Calibri" fo:font-size="9pt" style:text-underline-type="none"/>
    </style:style>
    <style:style style:family="text" style:name="T82">
      <style:text-properties fo:color="#000000" fo:font-family="Calibri" fo:font-size="9pt" style:text-underline-type="none" fo:font-weight="bold"/>
    </style:style>
    <style:style style:family="text" style:name="T83">
      <style:text-properties fo:color="#000000" fo:font-family="Calibri" fo:font-size="9pt" style:text-underline-type="none"/>
    </style:style>
    <style:style style:family="text" style:name="T84">
      <style:text-properties fo:color="#000000" fo:font-family="Calibri" fo:font-size="9pt" style:text-underline-type="none" fo:font-weight="bold"/>
    </style:style>
    <style:style style:family="text" style:name="T85">
      <style:text-properties fo:color="#000000" fo:font-family="Calibri" fo:font-size="9pt" style:text-underline-type="none"/>
    </style:style>
    <style:style style:family="text" style:name="T86">
      <style:text-properties fo:color="#000000" fo:font-family="Calibri" fo:font-size="9pt" style:text-underline-type="none"/>
    </style:style>
    <style:style style:family="text" style:name="T87">
      <style:text-properties fo:color="#000000" fo:font-family="Calibri" fo:font-size="9pt" style:text-underline-type="none" fo:font-weight="bold"/>
    </style:style>
    <style:style style:family="text" style:name="T88">
      <style:text-properties fo:color="#000000" fo:font-family="Calibri" fo:font-size="9pt" style:text-underline-type="none"/>
    </style:style>
    <style:style style:family="text" style:name="T89">
      <style:text-properties fo:color="#000000" fo:font-family="Calibri" fo:font-size="9pt" style:text-underline-type="none" fo:font-weight="bold"/>
    </style:style>
    <style:style style:family="text" style:name="T90">
      <style:text-properties fo:color="#000000" fo:font-family="Calibri" fo:font-size="9pt" style:text-underline-type="none"/>
    </style:style>
    <style:style style:family="text" style:name="T91">
      <style:text-properties fo:color="#000000" fo:font-family="Calibri" fo:font-size="9pt" style:text-underline-type="none" fo:font-weight="bold"/>
    </style:style>
    <style:style style:family="text" style:name="T92">
      <style:text-properties fo:color="#000000" fo:font-family="Calibri" fo:font-size="9pt" style:text-underline-type="none"/>
    </style:style>
    <style:style style:family="text" style:name="T93">
      <style:text-properties fo:color="#000000" fo:font-family="Calibri" fo:font-size="9pt" style:text-underline-type="none" fo:font-weight="bold"/>
    </style:style>
    <style:style style:family="text" style:name="T94">
      <style:text-properties fo:color="#000000" fo:font-family="Calibri" fo:font-size="9pt" style:text-underline-type="none"/>
    </style:style>
    <style:style style:family="text" style:name="T95">
      <style:text-properties fo:color="#000000" fo:font-family="Calibri" fo:font-size="9pt" style:text-underline-type="none" fo:font-weight="bold"/>
    </style:style>
    <style:style style:family="text" style:name="T96">
      <style:text-properties fo:color="#000000" fo:font-family="Calibri" fo:font-size="9pt" style:text-underline-type="none"/>
    </style:style>
    <style:style style:family="text" style:name="T97">
      <style:text-properties fo:color="#000000" fo:font-family="Calibri" fo:font-size="9pt" style:text-underline-type="none" fo:font-weight="bold"/>
    </style:style>
    <style:style style:family="text" style:name="T98">
      <style:text-properties fo:color="#000000" fo:font-family="Calibri" fo:font-size="9pt" style:text-underline-type="none"/>
    </style:style>
    <style:style style:family="text" style:name="T99">
      <style:text-properties fo:color="#000000" fo:font-family="Calibri" fo:font-size="9pt" style:text-underline-type="none"/>
    </style:style>
    <style:style style:family="text" style:name="T100">
      <style:text-properties fo:color="#000000" fo:font-family="Calibri" fo:font-size="9pt" style:text-underline-type="none" fo:font-weight="bold"/>
    </style:style>
    <style:style style:family="text" style:name="T101">
      <style:text-properties fo:color="#000000" fo:font-family="Calibri" fo:font-size="9pt" style:text-underline-type="none"/>
    </style:style>
    <style:style style:family="text" style:name="T102">
      <style:text-properties fo:color="#000000" fo:font-family="Calibri" fo:font-size="9pt" fo:font-style="italic" style:text-underline-type="none"/>
    </style:style>
    <style:style style:family="text" style:name="T103">
      <style:text-properties fo:color="#000000" fo:font-family="Calibri" fo:font-size="9pt" style:text-underline-type="none" fo:font-weight="bold"/>
    </style:style>
    <style:style style:family="text" style:name="T104">
      <style:text-properties fo:color="#000000" fo:font-family="Calibri" fo:font-size="9pt" style:text-underline-type="none"/>
    </style:style>
    <style:style style:family="text" style:name="T105">
      <style:text-properties fo:font-family="Calibri" fo:font-size="9pt" style:text-underline-type="none" fo:font-weight="bold"/>
    </style:style>
    <style:style style:family="text" style:name="T106">
      <style:text-properties fo:color="#CC0000" fo:font-family="Calibri" fo:font-size="9pt" style:text-underline-type="none"/>
    </style:style>
    <style:style style:family="text" style:name="T107">
      <style:text-properties fo:color="#000000" fo:font-family="Calibri" fo:font-size="9pt" style:text-underline-type="none" fo:font-weight="bold"/>
    </style:style>
    <style:style style:family="text" style:name="T108">
      <style:text-properties fo:color="#000000" fo:font-family="Calibri" fo:font-size="9pt" style:text-underline-type="none"/>
    </style:style>
    <style:style style:family="text" style:name="T109">
      <style:text-properties fo:color="#000000" fo:font-family="Calibri" fo:font-size="9pt" style:text-underline-type="none" fo:font-weight="bold"/>
    </style:style>
    <style:style style:family="text" style:name="T110">
      <style:text-properties fo:color="#CC0000" fo:font-family="Calibri" fo:font-size="9pt" style:text-underline-type="none"/>
    </style:style>
    <style:style style:family="text" style:name="T111">
      <style:text-properties fo:color="#000000" fo:font-family="Calibri" fo:font-size="9pt" style:text-underline-type="none" fo:font-weight="bold"/>
    </style:style>
    <style:style style:family="text" style:name="T112">
      <style:text-properties fo:color="#CC0000" fo:font-family="Calibri" fo:font-size="9pt" style:text-underline-type="none"/>
    </style:style>
    <style:style style:family="text" style:name="T113">
      <style:text-properties fo:color="#000000" fo:font-family="Calibri" fo:font-size="9pt" style:text-underline-type="none"/>
    </style:style>
    <style:style style:family="text" style:name="T114">
      <style:text-properties fo:color="#CC0000" fo:font-family="Calibri" fo:font-size="9pt" style:text-underline-type="none"/>
    </style:style>
    <style:style style:family="text" style:name="T115">
      <style:text-properties fo:color="#000000" fo:font-family="Calibri" fo:font-size="9pt" style:text-underline-type="none"/>
    </style:style>
    <style:style style:family="text" style:name="T116">
      <style:text-properties fo:color="#CC0000" fo:font-family="Calibri" fo:font-size="9pt" style:text-underline-type="none"/>
    </style:style>
    <style:style style:family="text" style:name="T117">
      <style:text-properties fo:color="#000000" fo:font-family="Calibri" fo:font-size="9pt" style:text-underline-type="none"/>
    </style:style>
    <style:style style:family="text" style:name="T118">
      <style:text-properties fo:color="#CC0000" fo:font-family="Calibri" fo:font-size="9pt" style:text-underline-type="none"/>
    </style:style>
    <style:style style:family="text" style:name="T119">
      <style:text-properties fo:color="#000000" fo:font-family="Calibri" fo:font-size="9pt" style:text-underline-type="none"/>
    </style:style>
    <style:style style:family="text" style:name="T120">
      <style:text-properties fo:color="#CC0000" fo:font-family="Calibri" fo:font-size="9pt" style:text-underline-type="none"/>
    </style:style>
    <style:style style:family="text" style:name="T121">
      <style:text-properties fo:color="#000000" fo:font-family="Calibri" fo:font-size="9pt" style:text-underline-type="none"/>
    </style:style>
    <style:style style:family="text" style:name="T122">
      <style:text-properties fo:color="#CC0000" fo:font-family="Calibri" fo:font-size="9pt" style:text-underline-type="none"/>
    </style:style>
    <style:style style:family="text" style:name="T123">
      <style:text-properties fo:color="#000000" fo:font-family="Calibri" fo:font-size="9pt" style:text-underline-type="none"/>
    </style:style>
    <style:style style:family="text" style:name="T124">
      <style:text-properties fo:color="#000000" fo:font-family="Calibri" fo:font-size="9pt" style:text-underline-type="none" fo:font-weight="bold"/>
    </style:style>
    <style:style style:family="text" style:name="T125">
      <style:text-properties fo:color="#000000" fo:font-family="Calibri" fo:font-size="9pt" style:text-underline-type="none"/>
    </style:style>
    <style:style style:family="text" style:name="T126">
      <style:text-properties fo:color="#000000" fo:font-family="Calibri" fo:font-size="9pt" style:text-underline-type="none" fo:font-weight="bold"/>
    </style:style>
    <style:style style:family="text" style:name="T127">
      <style:text-properties fo:color="#000000" fo:font-family="Calibri" fo:font-size="9pt" style:text-underline-type="none"/>
    </style:style>
    <style:style style:family="text" style:name="T128">
      <style:text-properties fo:color="#000000" fo:font-family="Calibri" fo:font-size="9pt" style:text-underline-type="none" fo:font-weight="bold"/>
    </style:style>
    <style:style style:family="text" style:name="T129">
      <style:text-properties fo:color="#000000" fo:font-family="Calibri" fo:font-size="9pt" style:text-underline-type="none"/>
    </style:style>
    <style:style style:family="text" style:name="T130">
      <style:text-properties fo:color="#000000" fo:font-family="Calibri" fo:font-size="9pt" style:text-underline-type="none" fo:font-weight="bold"/>
    </style:style>
    <style:style style:family="text" style:name="T131">
      <style:text-properties fo:color="#000000" fo:font-family="Calibri" fo:font-size="9pt" style:text-underline-type="none"/>
    </style:style>
    <style:style style:family="text" style:name="T132">
      <style:text-properties fo:color="#000000" fo:font-family="Calibri" fo:font-size="9pt" style:text-underline-type="none" fo:font-weight="bold"/>
    </style:style>
    <style:style style:family="text" style:name="T133">
      <style:text-properties fo:color="#000000" fo:font-family="Calibri" fo:font-size="9pt" style:text-underline-type="none"/>
    </style:style>
    <style:style style:family="text" style:name="T134">
      <style:text-properties fo:color="#000000" fo:font-family="Calibri" fo:font-size="9pt" style:text-underline-type="none" fo:font-weight="bold"/>
    </style:style>
    <style:style style:family="text" style:name="T135">
      <style:text-properties fo:color="#000000" fo:font-family="Calibri" fo:font-size="9pt" style:text-underline-type="none"/>
    </style:style>
    <style:style style:family="table-row" style:name="ro12">
      <style:table-row-properties style:row-height="74.25pt" style:use-optimal-row-height="false" fo:break-before="auto"/>
    </style:style>
    <style:style style:family="text" style:name="T136">
      <style:text-properties fo:color="#666666" fo:font-family="Calibri" fo:font-size="9pt" fo:font-style="italic" style:text-underline-type="none"/>
    </style:style>
    <style:style style:family="text" style:name="T137">
      <style:text-properties fo:color="#666666" fo:font-family="Calibri" fo:font-size="9pt" fo:font-style="normal" style:text-underline-type="none"/>
    </style:style>
    <style:style style:family="text" style:name="T138">
      <style:text-properties fo:color="#666666" fo:font-family="Calibri" fo:font-size="9pt" fo:font-style="italic" style:text-underline-type="none"/>
    </style:style>
    <style:style style:master-page-name="MasterPage3" style:family="table" style:name="ta3">
      <style:table-properties table:display="false"/>
    </style:style>
    <style:style style:family="table-column" style:name="co37">
      <style:table-column-properties style:column-width="2.514cm" loext:column-width-sym="11.22" fo:break-before="auto"/>
    </style:style>
    <style:style style:family="table-row" style:name="ro13">
      <style:table-row-properties style:row-height="0.5292cm" fo:break-before="auto"/>
    </style:style>
    <style:style style:family="table-column" style:name="co38">
      <style:table-column-properties style:column-width="9.182cm" style:use-optimal-column-width="false" loext:column-width-sym="42.78" fo:break-before="auto"/>
    </style:style>
    <style:style style:family="table-column" style:name="co39">
      <style:table-column-properties style:column-width="8.308cm" style:use-optimal-column-width="false" loext:column-width-sym="38.67" fo:break-before="auto"/>
    </style:style>
    <style:style style:family="table-column" style:name="co40">
      <style:table-column-properties style:column-width="5.001cm" style:use-optimal-column-width="false" loext:column-width-sym="23" fo:break-before="auto"/>
    </style:style>
    <style:style style:family="table-column" style:name="co41">
      <style:table-column-properties style:column-width="5.424cm" style:use-optimal-column-width="false" loext:column-width-sym="25" fo:break-before="auto"/>
    </style:style>
    <style:style style:family="table-column" style:name="co42">
      <style:table-column-properties style:column-width="6.403cm" style:use-optimal-column-width="false" loext:column-width-sym="29.67" fo:break-before="auto"/>
    </style:style>
    <style:style style:family="table-row" style:name="ro14">
      <style:table-row-properties style:row-height="19.5pt" style:use-optimal-row-height="false" fo:break-before="auto"/>
    </style:style>
    <style:style style:family="table-row" style:name="ro15">
      <style:table-row-properties style:row-height="19.5pt" style:use-optimal-row-height="false" fo:break-before="auto"/>
    </style:style>
    <style:style style:family="table-row" style:name="ro16">
      <style:table-row-properties style:row-height="19.5pt" style:use-optimal-row-height="false" fo:break-before="auto"/>
    </style:style>
    <style:style style:family="table-row" style:name="ro17">
      <style:table-row-properties style:row-height="19.5pt" style:use-optimal-row-height="false" fo:break-before="auto"/>
    </style:style>
    <style:style style:family="table-row" style:name="ro18">
      <style:table-row-properties style:row-height="19.5pt" style:use-optimal-row-height="false" fo:break-before="auto"/>
    </style:style>
    <style:style style:family="table-row" style:name="ro19">
      <style:table-row-properties style:row-height="19.5pt" style:use-optimal-row-height="false" fo:break-before="auto"/>
    </style:style>
    <style:style style:family="table-row" style:name="ro20">
      <style:table-row-properties style:row-height="19.5pt" style:use-optimal-row-height="false" fo:break-before="auto"/>
    </style:style>
    <style:style style:family="table-row" style:name="ro21">
      <style:table-row-properties style:row-height="19.5pt" style:use-optimal-row-height="false" fo:break-before="auto"/>
    </style:style>
    <style:style style:family="table-row" style:name="ro22">
      <style:table-row-properties style:row-height="19.5pt" style:use-optimal-row-height="false" fo:break-before="auto"/>
    </style:style>
    <style:style style:family="table-row" style:name="ro23">
      <style:table-row-properties style:row-height="19.5pt" style:use-optimal-row-height="false" fo:break-before="auto"/>
    </style:style>
    <style:style style:family="table-row" style:name="ro24">
      <style:table-row-properties style:row-height="19.5pt" style:use-optimal-row-height="false" fo:break-before="auto"/>
    </style:style>
    <style:style style:family="table-row" style:name="ro25">
      <style:table-row-properties style:row-height="19.5pt" style:use-optimal-row-height="false" fo:break-before="auto"/>
    </style:style>
  </office:automatic-styles>
  <office:body>
    <office:spreadsheet>
      <table:content-validations>
        <table:content-validation table:name="DataValidation_1" table:condition="of:cell-content-is-in-list([$'Listes déroulantes'.$D$2:$'Listes déroulantes'.$D$4])" table:allow-empty-cell="true" table:base-cell-address="Fichier dimport.Y5">
          <table:error-message table:message-type="stop" table:display="true"/>
          <table:help-message table:display="true">
            <text:p>Cliquez ici et saisissez une des valeurs de la plage</text:p>
          </table:help-message>
        </table:content-validation>
        <table:content-validation table:name="DataValidation_2" table:condition="of:cell-content-is-in-list([$'Listes déroulantes'.$E$2:$'Listes déroulantes'.$E$12])" table:allow-empty-cell="true" table:base-cell-address="Fichier dimport.O5">
          <table:error-message table:message-type="stop" table:display="true"/>
          <table:help-message table:display="true">
            <text:p>Cliquez ici et saisissez une des valeurs de la plage</text:p>
          </table:help-message>
        </table:content-validation>
        <table:content-validation table:name="DataValidation_3" table:condition="of:cell-content-is-in-list([$'Listes déroulantes'.$C$2:$'Listes déroulantes'.$C$8])" table:allow-empty-cell="true" table:base-cell-address="Fichier dimport.X5">
          <table:error-message table:message-type="stop" table:display="true"/>
          <table:help-message table:display="true">
            <text:p>Cliquez ici et saisissez une des valeurs de la plage</text:p>
          </table:help-message>
        </table:content-validation>
        <table:content-validation table:name="DataValidation_4" table:condition="of:is-true-formula(AND(ISNUMBER([.R5]);INT([.R5])=[.R5];[.R5]&gt;0))" table:allow-empty-cell="true" table:base-cell-address="Fichier dimport.R5">
          <table:error-message table:message-type="stop" table:display="true"/>
          <table:help-message table:display="true">
            <text:p>ℹ️ Saisissez un nombre entier, sans espaces, ni symboles (pas de € ni "HT"). Exemple : tapez 124566 pour 124 566 € HT.</text:p>
          </table:help-message>
        </table:content-validation>
        <table:content-validation table:name="DataValidation_5" table:condition="of:cell-content-is-in-list(&quot;VRAI&quot;;&quot;FAUX&quot;)" table:allow-empty-cell="true" table:base-cell-address="Fichier dimport.AB5">
          <table:error-message table:message-type="stop" table:display="true"/>
          <table:help-message table:display="true">
            <text:p>Cliquez ici et saisissez une valeur dans la liste des éléments</text:p>
          </table:help-message>
        </table:content-validation>
        <table:content-validation table:name="DataValidation_6" table:condition="of:is-true-formula(AND(ISNUMBER([.Z5]); YEAR([.Z5])&gt;=2000; YEAR([.Z5])&lt;=2100))" table:allow-empty-cell="true" table:base-cell-address="Fichier dimport.Z5">
          <table:error-message table:message-type="stop" table:display="true"/>
          <table:help-message table:display="true">
            <text:p>ℹ️ Saisissez une date sous le format JJ/MM/AAAA</text:p>
          </table:help-message>
        </table:content-validation>
        <table:content-validation table:name="DataValidation_7" table:condition="of:is-true-formula(LEN([.D5])&lt;=300)" table:allow-empty-cell="true" table:base-cell-address="Fichier dimport.D5">
          <table:error-message table:message-type="stop" table:display="true"/>
          <table:help-message table:display="true">
            <text:p>ℹ️ Le contenu saisi ne doit pas excéder 300 caractères.</text:p>
          </table:help-message>
        </table:content-validation>
        <table:content-validation table:name="DataValidation_8" table:condition="of:is-true-formula(REGEXMATCH([.M5];&quot;^[A-Za-zÀ-ÖØ-öø-ÿ0-9 ,\-]*$&quot;))" table:allow-empty-cell="true" table:base-cell-address="Fichier dimport.M5">
          <table:error-message table:message-type="stop" table:display="true"/>
          <table:help-message table:display="true">
            <text:p>Saisissez une valeur adaptée à la formule : =REGEXMATCH(Q5;"^[A-Za-zÀ-ÖØ-öø-ÿ0-9 ,\-]*$").</text:p>
          </table:help-message>
        </table:content-validation>
      </table:content-validations>
      <table:table table:name="Mode demploi" table:style-name="ta1">
        <table:table-column table:style-name="co2" table:default-cell-style-name="Normal"/>
        <table:table-header-columns/>
        <table:table-column table:style-name="co3" table:default-cell-style-name="Normal"/>
        <table:table-header-columns/>
        <table:table-column table:style-name="co4" table:default-cell-style-name="Normal"/>
        <table:table-header-columns/>
        <table:table-column table:number-columns-repeated="1021" table:style-name="co1" table:default-cell-style-name="Normal"/>
        <table:table-header-columns/>
        <table:table-row table:style-name="ro2">
          <table:table-cell table:style-name="ce4"/>
          <table:table-cell table:style-name="ce4" office:value-type="string" calcext:value-type="string">
            <text:p>Importer un plan d'action sur la plateforme Territoires en Transitions</text:p>
          </table:table-cell>
          <table:table-cell table:style-name="ce5"/>
          <table:table-cell table:number-columns-repeated="1024"/>
        </table:table-row>
        <table:table-row table:style-name="ro3">
          <table:table-cell table:style-name="ce6"/>
          <table:table-cell table:style-name="ce7" office:value-type="string" calcext:value-type="string">
            <text:p><text:a xlink:href="https://youtu.be/jQ6qnXH4tKY" xlink:type="simple">📺 Consultez une vidéo de présentation de ce fichier </text:a></text:p>
          </table:table-cell>
          <table:table-cell table:style-name="ce5"/>
          <table:table-cell table:number-columns-repeated="1024"/>
        </table:table-row>
        <table:table-row table:style-name="ro4">
          <table:table-cell table:style-name="ce5"/>
          <table:table-cell table:style-name="ce5" office:value-type="string" calcext:value-type="string">
            <text:p><text:span text:style-name="T1">➜ </text:span><text:span text:style-name="T2">À savoir :
</text:span><text:span text:style-name="T3">🟨</text:span><text:span text:style-name="T4"> Les colonnes sur fond </text:span><text:span text:style-name="T5">jaune</text:span><text:span text:style-name="T6"> sont à renseigner en priorité : elles sont recommandées pour un import optimal.</text:span><text:span text:style-name="T7">
</text:span><text:span text:style-name="T8">🟦</text:span><text:span text:style-name="T9"> Les colonnes sur fond </text:span><text:span text:style-name="T10">bleu </text:span><text:span text:style-name="T11">sont facultatives : à compléter si vous disposez des informations. </text:span><text:span text:style-name="T12">
</text:span><text:span text:style-name="T13">🟥</text:span><text:span text:style-name="T14"> Les colonnes sur fond </text:span><text:span text:style-name="T15">rouge </text:span><text:span text:style-name="T16">ne sont pas importables techniquement dans la plateforme : elles permettent néanmoins de centraliser les informations utiles, que vous pourrez saisir manuellement après l’import.
</text:span><text:span text:style-name="T17">
</text:span><text:span text:style-name="T18">➜ </text:span><text:span text:style-name="T19">Affichage :
</text:span><text:span text:style-name="T20">Certaines colonnes sont masquées par défaut. Vous pouvez les afficher en cliquant sur le symbole "+" situé au-dessus de l'en-tête.

</text:span><text:span text:style-name="T21">Bonnes pratiques : </text:span><text:span text:style-name="T22">
</text:span><text:span text:style-name="T23">➔ Reprenez l’architecture de votre plan : chaque ligne correspond à la création d'une fiche. Ainsi, un même axe peut apparaître sur plusieurs lignes,
➔ Un </text:span><text:span text:style-name="T24">exemple prérempli est disponible</text:span><text:span text:style-name="T25"> pour vous guider à la ligne 5,
➔ Pensez à lire</text:span><text:span text:style-name="T26"> les consignes de remplissage</text:span><text:span text:style-name="T27"> indiquées ligne 4 pour bien respecter le format requis,
➔ Conservez</text:span><text:span text:style-name="T28"> la structure des colonnes telle quelle</text:span><text:span text:style-name="T29"> : n’en ajoutez pas et n’en supprimez pas.</text:span></text:p>
          </table:table-cell>
          <table:table-cell table:style-name="ce5"/>
          <table:table-cell table:number-columns-repeated="1024"/>
        </table:table-row>
        <table:table-row table:style-name="ro5">
          <table:table-cell table:style-name="ce8"/>
          <table:table-cell table:style-name="ce8" office:value-type="string" calcext:value-type="string">
            <text:p><text:span text:style-name="T30">🆘</text:span><text:span text:style-name="T31"> Besoin d’aide ? 
</text:span><text:span text:style-name="T32">Si vous rencontrez des difficultés à l'utilisation de ce fichier, que vous souhaitez bénéficier d'un accompagnement à l'import, 
faîtes-nous signe en nous écrivant à l'adresse </text:span><text:span text:style-name="T33">contact@territoiresentransitions.fr</text:span><text:span text:style-name="T34"> ou bien directement sur le </text:span><text:span text:style-name="T35">Chat </text:span><text:span text:style-name="T36">de la plateforme.</text:span></text:p>
          </table:table-cell>
          <table:table-cell table:style-name="ce5"/>
          <table:table-cell table:number-columns-repeated="1024"/>
        </table:table-row>
        <table:table-row table:style-name="ro6">
          <table:table-cell table:style-name="ce9"/>
          <table:table-cell/>
          <table:table-cell table:style-name="ce5"/>
          <table:table-cell table:number-columns-repeated="1024"/>
        </table:table-row>
        <table:table-row table:number-rows-repeated="59" table:style-name="ro1">
          <table:table-cell table:number-columns-repeated="1024"/>
        </table:table-row>
      </table:table>
      <table:table table:name="Fichier dimport" table:style-name="ta2">
        <table:table-header-columns>
          <table:table-column table:style-name="co6" table:default-cell-style-name="Normal"/>
        </table:table-header-columns>
        <table:table-column table:style-name="co6" table:default-cell-style-name="Normal"/>
        <table:table-header-columns/>
        <table:table-column table:style-name="co7" table:default-cell-style-name="Normal"/>
        <table:table-header-columns/>
        <table:table-column table:style-name="co8" table:default-cell-style-name="Normal"/>
        <table:table-header-columns/>
        <table:table-column table:style-name="co9" table:default-cell-style-name="Normal"/>
        <table:table-header-columns/>
        <table:table-column table:style-name="co10" table:default-cell-style-name="Normal"/>
        <table:table-header-columns/>
        <table:table-column-group table:display="1">
          <table:table-column table:style-name="co11" table:visibility="collapse" table:default-cell-style-name="Normal"/>
          <table:table-header-columns/>
        </table:table-column-group>
        <table:table-column table:style-name="co12" table:default-cell-style-name="Normal"/>
        <table:table-header-columns/>
        <table:table-column-group table:display="1">
          <table:table-column table:style-name="co13" table:visibility="collapse" table:default-cell-style-name="Normal"/>
          <table:table-header-columns/>
          <table:table-column table:style-name="co14" table:visibility="collapse" table:default-cell-style-name="Normal"/>
          <table:table-header-columns/>
          <table:table-column table:style-name="co15" table:visibility="collapse" table:default-cell-style-name="Normal"/>
          <table:table-header-columns/>
          <table:table-column table:style-name="co16" table:visibility="collapse" table:default-cell-style-name="Normal"/>
          <table:table-header-columns/>
        </table:table-column-group>
        <table:table-column table:style-name="co17" table:default-cell-style-name="Normal"/>
        <table:table-header-columns/>
        <table:table-column table:style-name="co18" table:default-cell-style-name="Normal"/>
        <table:table-header-columns/>
        <table:table-column-group table:display="1">
          <table:table-column table:style-name="co19" table:visibility="collapse" table:default-cell-style-name="Normal"/>
          <table:table-header-columns/>
          <table:table-column table:style-name="co20" table:visibility="collapse" table:default-cell-style-name="Normal"/>
          <table:table-header-columns/>
          <table:table-column table:number-columns-repeated="2" table:style-name="co21" table:visibility="collapse" table:default-cell-style-name="Normal"/>
          <table:table-header-columns/>
          <table:table-column table:style-name="co22" table:visibility="collapse" table:default-cell-style-name="Normal"/>
          <table:table-header-columns/>
          <table:table-column table:style-name="co23" table:visibility="collapse" table:default-cell-style-name="Normal"/>
          <table:table-header-columns/>
          <table:table-column table:style-name="co24" table:visibility="collapse" table:default-cell-style-name="Normal"/>
          <table:table-header-columns/>
          <table:table-column table:style-name="co25" table:visibility="collapse" table:default-cell-style-name="Normal"/>
          <table:table-header-columns/>
          <table:table-column table:style-name="co26" table:visibility="collapse" table:default-cell-style-name="Normal"/>
          <table:table-header-columns/>
        </table:table-column-group>
        <table:table-column table:style-name="co27" table:default-cell-style-name="Normal"/>
        <table:table-header-columns/>
        <table:table-column table:style-name="co28" table:default-cell-style-name="Normal"/>
        <table:table-header-columns/>
        <table:table-column table:style-name="co29" table:default-cell-style-name="Normal"/>
        <table:table-header-columns/>
        <table:table-column table:style-name="co30" table:default-cell-style-name="Normal"/>
        <table:table-header-columns/>
        <table:table-column table:style-name="co31" table:default-cell-style-name="Normal"/>
        <table:table-header-columns/>
        <table:table-column-group table:display="1">
          <table:table-column table:style-name="co32" table:visibility="collapse" table:default-cell-style-name="Normal"/>
          <table:table-header-columns/>
          <table:table-column table:style-name="co33" table:visibility="collapse" table:default-cell-style-name="Normal"/>
          <table:table-header-columns/>
          <table:table-column table:number-columns-repeated="4" table:style-name="co34" table:visibility="collapse" table:default-cell-style-name="Normal"/>
          <table:table-header-columns/>
          <table:table-column table:style-name="co35" table:visibility="collapse" table:default-cell-style-name="Normal"/>
          <table:table-header-columns/>
          <table:table-column table:style-name="co36" table:visibility="collapse" table:default-cell-style-name="Normal"/>
          <table:table-header-columns/>
        </table:table-column-group>
        <table:table-column table:number-columns-repeated="989" table:style-name="co5" table:default-cell-style-name="Normal"/>
        <table:table-header-columns/>
        <table:table-header-rows>
          <table:table-row table:style-name="ro8">
            <table:table-cell table:style-name="ce10" office:value-type="string" calcext:value-type="string">
              <text:p>Présentation de l’action</text:p>
            </table:table-cell>
            <table:table-cell table:style-name="ce11"/>
            <table:table-cell table:number-columns-repeated="2"/>
            <table:table-cell table:style-name="ce12"/>
            <table:table-cell/>
            <table:table-cell table:style-name="ce13" office:value-type="string" calcext:value-type="string" table:number-columns-spanned="2" table:number-rows-spanned="1">
              <text:p>Objectifs et indicateurs</text:p>
            </table:table-cell>
            <table:covered-table-cell table:style-name="ce14"/>
            <table:table-cell table:style-name="ce15" table:number-columns-spanned="7" table:number-rows-spanned="1"/>
            <table:covered-table-cell table:style-name="ce14"/>
            <table:table-cell table:number-columns-repeated="5"/>
            <table:covered-table-cell table:style-name="ce16">
              <text:p>Modalités de mise en oeuvre </text:p>
            </table:covered-table-cell>
            <table:covered-table-cell table:style-name="ce16"/>
            <table:table-cell table:number-columns-repeated="12"/>
            <table:covered-table-cell table:style-name="ce13">
              <text:p>Actions liées</text:p>
            </table:covered-table-cell>
            <table:covered-table-cell table:style-name="ce13"/>
            <table:table-cell table:number-columns-repeated="2"/>
            <table:covered-table-cell table:style-name="ce17"/>
            <table:table-cell table:number-columns-repeated="1024"/>
          </table:table-row>
        </table:table-header-rows>
        <table:table-rows>
          <table:table-row table:style-name="ro9">
            <table:table-cell table:style-name="ce18" office:value-type="string" calcext:value-type="string">
              <text:p>Axe (x)</text:p>
            </table:table-cell>
            <table:table-cell table:style-name="ce19" office:value-type="string" calcext:value-type="string">
              <text:p>Sous-axe (x.x)</text:p>
            </table:table-cell>
            <table:table-cell table:style-name="ce19" office:value-type="string" calcext:value-type="string">
              <text:p>Sous-sous axe (x.x.x)</text:p>
            </table:table-cell>
            <table:table-cell table:style-name="ce19" office:value-type="string" calcext:value-type="string">
              <text:p>Titre de la fiche action</text:p>
            </table:table-cell>
            <table:table-cell table:style-name="ce20" office:value-type="string" calcext:value-type="string">
              <text:p>Descriptif</text:p>
            </table:table-cell>
            <table:table-cell table:style-name="ce21" office:value-type="string" calcext:value-type="string">
              <text:p>Instances de gouvernance</text:p>
            </table:table-cell>
            <table:table-cell table:style-name="ce20" office:value-type="string" calcext:value-type="string">
              <text:p>Objectifs</text:p>
            </table:table-cell>
            <table:table-cell table:style-name="ce22" office:value-type="string" calcext:value-type="string">
              <text:p>Indicateurs liés</text:p>
            </table:table-cell>
            <table:table-cell table:style-name="ce23" office:value-type="string" calcext:value-type="string">
              <text:p>Structure pilote</text:p>
            </table:table-cell>
            <table:table-cell table:style-name="ce23" office:value-type="string" calcext:value-type="string">
              <text:p>Moyens humains et techniques</text:p>
            </table:table-cell>
            <table:table-cell table:style-name="ce23" office:value-type="string" calcext:value-type="string">
              <text:p>Partenaires </text:p>
            </table:table-cell>
            <table:table-cell table:style-name="ce19" office:value-type="string" calcext:value-type="string">
              <text:p>Direction ou service pilote</text:p>
            </table:table-cell>
            <table:table-cell table:style-name="ce20" office:value-type="string" calcext:value-type="string">
              <text:p>Personne pilote</text:p>
            </table:table-cell>
            <table:table-cell table:style-name="ce23" office:value-type="string" calcext:value-type="string">
              <text:p>Élu·e référent·e </text:p>
            </table:table-cell>
            <table:table-cell table:style-name="ce23" office:value-type="string" calcext:value-type="string">
              <text:p>Participation Citoyenne</text:p>
            </table:table-cell>
            <table:table-cell table:style-name="ce23" office:value-type="string" calcext:value-type="string">
              <text:p>Financements</text:p>
            </table:table-cell>
            <table:table-cell table:style-name="ce23" office:value-type="string" calcext:value-type="string">
              <text:p>Financeur 1</text:p>
            </table:table-cell>
            <table:table-cell table:style-name="ce23" office:value-type="string" calcext:value-type="string">
              <text:p>Montant € HT</text:p>
            </table:table-cell>
            <table:table-cell table:style-name="ce23" office:value-type="string" calcext:value-type="string">
              <text:p>Financeur 2</text:p>
            </table:table-cell>
            <table:table-cell table:style-name="ce23" office:value-type="string" calcext:value-type="string">
              <text:p>Montant € HT</text:p>
            </table:table-cell>
            <table:table-cell table:style-name="ce23" office:value-type="string" calcext:value-type="string">
              <text:p>Financeur 3</text:p>
            </table:table-cell>
            <table:table-cell table:style-name="ce23" office:value-type="string" calcext:value-type="string">
              <text:p>Montant € HT</text:p>
            </table:table-cell>
            <table:table-cell table:style-name="ce19" office:value-type="string" calcext:value-type="string">
              <text:p>Budget prévisionnel total € HT</text:p>
            </table:table-cell>
            <table:table-cell table:style-name="ce20" office:value-type="string" calcext:value-type="string">
              <text:p>Statut </text:p>
            </table:table-cell>
            <table:table-cell table:style-name="ce20" office:value-type="string" calcext:value-type="string">
              <text:p>Niveau de priorité</text:p>
            </table:table-cell>
            <table:table-cell table:style-name="ce19" office:value-type="string" calcext:value-type="string">
              <text:p>Date de début</text:p>
            </table:table-cell>
            <table:table-cell table:style-name="ce19" office:value-type="string" calcext:value-type="string">
              <text:p>Date de fin</text:p>
            </table:table-cell>
            <table:table-cell table:style-name="ce24" office:value-type="string" calcext:value-type="string">
              <text:p>Action en amélioration continue</text:p>
            </table:table-cell>
            <table:table-cell table:style-name="ce24" office:value-type="string" calcext:value-type="string">
              <text:p>Calendrier</text:p>
            </table:table-cell>
            <table:table-cell table:style-name="ce22" office:value-type="string" calcext:value-type="string">
              <text:p>Actions liées</text:p>
            </table:table-cell>
            <table:table-cell table:style-name="ce22" office:value-type="string" calcext:value-type="string">
              <text:p>Fiches des plans liées</text:p>
            </table:table-cell>
            <table:table-cell table:style-name="ce22" office:value-type="string" calcext:value-type="string">
              <text:p>Notes de suivi</text:p>
            </table:table-cell>
            <table:table-cell table:style-name="ce22" office:value-type="string" calcext:value-type="string">
              <text:p>Etapes de la fiche action</text:p>
            </table:table-cell>
            <table:table-cell table:style-name="ce25" office:value-type="string" calcext:value-type="string">
              <text:p>Notes complémentaires</text:p>
            </table:table-cell>
            <table:table-cell table:style-name="ce22" office:value-type="string" calcext:value-type="string">
              <text:p>Documents et liens</text:p>
            </table:table-cell>
            <table:table-cell table:number-columns-repeated="1024"/>
          </table:table-row>
          <table:table-row table:style-name="ro10">
            <table:table-cell table:style-name="ce26" office:value-type="string" calcext:value-type="string">
              <text:p>Champ texte</text:p>
            </table:table-cell>
            <table:table-cell table:style-name="ce27" office:value-type="string" calcext:value-type="string">
              <text:p>Champ texte</text:p>
            </table:table-cell>
            <table:table-cell table:style-name="ce27" office:value-type="string" calcext:value-type="string">
              <text:p>Champ texte</text:p>
            </table:table-cell>
            <table:table-cell table:style-name="ce27" office:value-type="string" calcext:value-type="string">
              <text:p>Champ texte</text:p>
            </table:table-cell>
            <table:table-cell table:style-name="ce27" office:value-type="string" calcext:value-type="string">
              <text:p>Champ texte </text:p>
            </table:table-cell>
            <table:table-cell table:style-name="ce28" office:value-type="string" calcext:value-type="string">
              <text:p>Champ texte</text:p>
            </table:table-cell>
            <table:table-cell table:style-name="ce28" office:value-type="string" calcext:value-type="string">
              <text:p>Champ texte</text:p>
            </table:table-cell>
            <table:table-cell table:style-name="ce29" office:value-type="string" calcext:value-type="string">
              <text:p>Champ texte non importé
🟢 Clé pour le pilotage</text:p>
            </table:table-cell>
            <table:table-cell table:style-name="ce30" office:value-type="string" calcext:value-type="string">
              <text:p><text:span text:style-name="T38">Champ texte
</text:span><text:span text:style-name="T39">(séparateur virgule)</text:span></text:p>
            </table:table-cell>
            <table:table-cell table:style-name="ce28" office:value-type="string" calcext:value-type="string">
              <text:p>Champ texte</text:p>
            </table:table-cell>
            <table:table-cell table:style-name="ce30" office:value-type="string" calcext:value-type="string">
              <text:p><text:span text:style-name="T40">Champ texte
</text:span><text:span text:style-name="T41">(séparateur virgule)</text:span></text:p>
            </table:table-cell>
            <table:table-cell table:style-name="ce30" office:value-type="string" calcext:value-type="string">
              <text:p><text:span text:style-name="T42">Champ texte
</text:span><text:span text:style-name="T43">(séparateur virgule)</text:span></text:p>
            </table:table-cell>
            <table:table-cell table:style-name="ce30" office:value-type="string" calcext:value-type="string">
              <text:p><text:span text:style-name="T44">Champ texte 🟢 Clé pour le pilotage
</text:span><text:span text:style-name="T45">(séparateur virgule)</text:span></text:p>
            </table:table-cell>
            <table:table-cell table:style-name="ce30" office:value-type="string" calcext:value-type="string">
              <text:p><text:span text:style-name="T46">Champ texte 🟢 Clé pour le pilotage
</text:span><text:span text:style-name="T47">(séparateur virgule)</text:span></text:p>
            </table:table-cell>
            <table:table-cell table:style-name="ce30" office:value-type="string" calcext:value-type="string">
              <text:p><text:span text:style-name="T48">Champ liste déroulante 
</text:span><text:span text:style-name="T49">(choix prédéfinis)</text:span></text:p>
            </table:table-cell>
            <table:table-cell table:style-name="ce30" office:value-type="string" calcext:value-type="string">
              <text:p>Champ texte libre</text:p>
            </table:table-cell>
            <table:table-cell table:style-name="ce30" office:value-type="string" calcext:value-type="string">
              <text:p><text:span text:style-name="T50">Champ texte
</text:span><text:span text:style-name="T51">(séparateur virgule)</text:span></text:p>
            </table:table-cell>
            <table:table-cell table:style-name="ce30" office:value-type="string" calcext:value-type="string">
              <text:p>Champ numérique</text:p>
            </table:table-cell>
            <table:table-cell table:style-name="ce30" office:value-type="string" calcext:value-type="string">
              <text:p><text:span text:style-name="T52">Champ texte
</text:span><text:span text:style-name="T53">(séparateur virgule)</text:span></text:p>
            </table:table-cell>
            <table:table-cell table:style-name="ce30" office:value-type="string" calcext:value-type="string">
              <text:p>Champ numérique</text:p>
            </table:table-cell>
            <table:table-cell table:style-name="ce30" office:value-type="string" calcext:value-type="string">
              <text:p><text:span text:style-name="T54">Champ texte
</text:span><text:span text:style-name="T55">(séparateur virgule)</text:span></text:p>
            </table:table-cell>
            <table:table-cell table:style-name="ce30" office:value-type="string" calcext:value-type="string">
              <text:p>Champ numérique</text:p>
            </table:table-cell>
            <table:table-cell table:style-name="ce30" office:value-type="string" calcext:value-type="string">
              <text:p>Champ numérique</text:p>
            </table:table-cell>
            <table:table-cell table:style-name="ce30" office:value-type="string" calcext:value-type="string">
              <text:p><text:span text:style-name="T56">Champ liste déroulante 🟢 Clé pour le pilotage
</text:span><text:span text:style-name="T57">(choix prédéfinis)</text:span></text:p>
            </table:table-cell>
            <table:table-cell table:style-name="ce30" office:value-type="string" calcext:value-type="string">
              <text:p><text:span text:style-name="T58">Champ liste déroulante 🟢 Clé pour le pilotage
</text:span><text:span text:style-name="T59">(choix prédéfinis)</text:span></text:p>
            </table:table-cell>
            <table:table-cell table:style-name="ce27" office:value-type="string" calcext:value-type="string">
              <text:p>Champ date</text:p>
            </table:table-cell>
            <table:table-cell table:style-name="ce27" office:value-type="string" calcext:value-type="string">
              <text:p>Champ date</text:p>
            </table:table-cell>
            <table:table-cell table:style-name="ce28" office:value-type="string" calcext:value-type="string">
              <text:p>Champ binaire</text:p>
            </table:table-cell>
            <table:table-cell table:style-name="ce28" office:value-type="string" calcext:value-type="string">
              <text:p>Champ texte libre</text:p>
            </table:table-cell>
            <table:table-cell table:style-name="ce29" office:value-type="string" calcext:value-type="string">
              <text:p>Champ texte non importé</text:p>
            </table:table-cell>
            <table:table-cell table:style-name="ce29" office:value-type="string" calcext:value-type="string">
              <text:p>Champ texte non importé</text:p>
            </table:table-cell>
            <table:table-cell table:style-name="ce29" office:value-type="string" calcext:value-type="string">
              <text:p>Champ texte non importé</text:p>
            </table:table-cell>
            <table:table-cell table:style-name="ce29" office:value-type="string" calcext:value-type="string">
              <text:p>Champ texte non importé</text:p>
            </table:table-cell>
            <table:table-cell table:style-name="ce31" office:value-type="string" calcext:value-type="string">
              <text:p>Champ texte</text:p>
            </table:table-cell>
            <table:table-cell table:style-name="ce29" office:value-type="string" calcext:value-type="string">
              <text:p>Champ texte non importé</text:p>
            </table:table-cell>
            <table:table-cell table:number-columns-repeated="1024"/>
          </table:table-row>
          <table:table-row table:style-name="ro11">
            <table:table-cell table:style-name="ce32" office:value-type="string" calcext:value-type="string">
              <text:p><text:span text:style-name="T60">Si vos axes sont numérotés, indiquez d'abord :
- le </text:span><text:span text:style-name="T61">numéro 
</text:span><text:span text:style-name="T62">-</text:span><text:span text:style-name="T63"><text:s/></text:span><text:span text:style-name="T64">suivi d'un </text:span><text:span text:style-name="T65">point </text:span><text:span text:style-name="T66">et</text:span><text:span text:style-name="T67"> 
</text:span><text:span text:style-name="T68">- d'un </text:span><text:span text:style-name="T69">espace</text:span><text:span text:style-name="T70">, 
- puis le </text:span><text:span text:style-name="T71">titre</text:span><text:span text:style-name="T72">.
(exemple : 1. Titre)</text:span></text:p>
            </table:table-cell>
            <table:table-cell table:style-name="ce32" office:value-type="string" calcext:value-type="string">
              <text:p><text:span text:style-name="T73">Si vos sous-axes sont numérotés, indiquez d'abord :
- le </text:span><text:span text:style-name="T74">numéro 
</text:span><text:span text:style-name="T75">-</text:span><text:span text:style-name="T76"><text:s/></text:span><text:span text:style-name="T77">suivi d'un </text:span><text:span text:style-name="T78">point </text:span><text:span text:style-name="T79">et</text:span><text:span text:style-name="T80"> 
</text:span><text:span text:style-name="T81">- d'un </text:span><text:span text:style-name="T82">espace</text:span><text:span text:style-name="T83">, 
- puis le </text:span><text:span text:style-name="T84">titre</text:span><text:span text:style-name="T85">.
(exemple : 1.1. Sous-titre)</text:span></text:p>
            </table:table-cell>
            <table:table-cell table:style-name="ce32" office:value-type="string" calcext:value-type="string">
              <text:p><text:span text:style-name="T86">Si vos sous-sous-axes sont numérotés, indiquez d'abord :
- le </text:span><text:span text:style-name="T87">numéro 
</text:span><text:span text:style-name="T88">-</text:span><text:span text:style-name="T89"><text:s/></text:span><text:span text:style-name="T90">suivi d'un </text:span><text:span text:style-name="T91">point </text:span><text:span text:style-name="T92">et</text:span><text:span text:style-name="T93"> 
</text:span><text:span text:style-name="T94">- d'un </text:span><text:span text:style-name="T95">espace</text:span><text:span text:style-name="T96">, 
- puis le </text:span><text:span text:style-name="T97">titre</text:span><text:span text:style-name="T98">.
(exemple : 1.1.1. Sous-titre)</text:span></text:p>
            </table:table-cell>
            <table:table-cell table:style-name="ce32" office:value-type="string" calcext:value-type="string">
              <text:p><text:span text:style-name="T99">Texte court de </text:span><text:span text:style-name="T100">300 caractères maximum</text:span><text:span text:style-name="T101">, espaces compris. 

</text:span><text:span text:style-name="T102">La cellule passe en rouge si ce seuil est dépassé.</text:span></text:p>
            </table:table-cell>
            <table:table-cell table:style-name="ce32" office:value-type="string" calcext:value-type="string">
              <text:p>Présentez en quelques lignes le descriptif.</text:p>
            </table:table-cell>
            <table:table-cell table:style-name="ce33"/>
            <table:table-cell table:style-name="ce32" office:value-type="string" calcext:value-type="string">
              <text:p>Reseignez ici le nom et les objectifs des indicateurs liés à cette fiche action. Cela vous permettra de les associer facilement une fois sur la plateforme.</text:p>
            </table:table-cell>
            <table:table-cell table:style-name="ce34" office:value-type="string" calcext:value-type="string">
              <text:p><text:span text:style-name="T103">Ce champ ne sera pas intégré lors de l'importation.</text:span><text:span text:style-name="T104">
Il est présent dans le fichier pour vous permettre de centraliser vos informations afin de les saisir directement sur la plateforme.</text:span></text:p>
            </table:table-cell>
            <table:table-cell table:style-name="ce35" office:value-type="string" calcext:value-type="string">
              <text:p>➔ Utilisez exactement la même écriture pour chaque intitulé dans toutes les fiches afin d'éviter les doublons sur la plateforme.
➔ Séparez plusieurs intitulés par des virgules.</text:p>
            </table:table-cell>
            <table:table-cell table:style-name="ce36"/>
            <table:table-cell table:style-name="ce35" office:value-type="string" calcext:value-type="string">
              <text:p>➔ Utilisez exactement la même écriture pour chaque intitulé dans toutes les fiches afin d'éviter les doublons sur la plateforme.
➔ Séparez plusieurs intitulés par des virgules.</text:p>
            </table:table-cell>
            <table:table-cell table:style-name="ce37" office:value-type="string" calcext:value-type="string">
              <text:p><text:span text:style-name="T105">Plusieurs services peuvent être indiqués.</text:span><text:span text:style-name="T106">
➔ Utilisez exactement la même écriture pour chaque intitulé dans toutes les fiches.
➔ Séparez plusieurs intitulés par des virgules.
➔ N'utilisez pas de caractères spéciaux : - / : &lt;&gt; +</text:span></text:p>
            </table:table-cell>
            <table:table-cell table:style-name="ce38" office:value-type="string" calcext:value-type="string">
              <text:p><text:span text:style-name="T107">Créez sous la forme : "Prénom NOM" : l</text:span><text:span text:style-name="T108">a "personne pilote" permet de personnaliser votre suivi dans le tableau de bord. Il peut s'agir de vous (si vous pilotez l'ensemble du plan) et/ou de la personne en charge de la fiche.
</text:span><text:span text:style-name="T109">Plusieurs personnes peuvent être indiquées.
</text:span><text:span text:style-name="T110">➔ Utilisez exactement la même écriture pour chaque intitulé dans toutes les fiches.
➔ Séparez plusieurs intitulés par des virgules.
➔ N'utilisez pas de caractères spéciaux : - / : &lt;&gt; +</text:span></text:p>
            </table:table-cell>
            <table:table-cell table:style-name="ce39" office:value-type="string" calcext:value-type="string">
              <text:p><text:span text:style-name="T111">Créez sous la forme : "Prénom NOM"
</text:span><text:span text:style-name="T112">➔ Utilisez exactement la même écriture pour chaque intitulé dans toutes les fiches afin d'éviter les doublons sur la plateforme.
➔ Séparez plusieurs intitulés par des virgules.</text:span></text:p>
            </table:table-cell>
            <table:table-cell table:style-name="ce40" office:value-type="string" calcext:value-type="string">
              <text:p><text:span text:style-name="T113">Choisissez l'option qui correspond le mieux dans la liste déroulante aux réponses (choix unique).

</text:span><text:span text:style-name="T114">D'autres choix pourront être ajoutés ultérieurement sur la plateforme</text:span></text:p>
            </table:table-cell>
            <table:table-cell table:style-name="ce33"/>
            <table:table-cell table:style-name="ce35" office:value-type="string" calcext:value-type="string">
              <text:p>➔ Utilisez exactement la même écriture pour chaque intitulé dans toutes les fiches afin d'éviter les doublons sur la plateforme.
➔ Séparez plusieurs intitulés par des virgules.</text:p>
            </table:table-cell>
            <table:table-cell table:style-name="ce33" office:value-type="string" calcext:value-type="string">
              <text:p><text:span text:style-name="T115">Saisissez un nombre entier, sans espaces, ni symboles (pas de € ni "HT"). 

</text:span><text:span text:style-name="T116">Exemple : tapez 124566 pour 124 566 € HT.</text:span></text:p>
            </table:table-cell>
            <table:table-cell table:style-name="ce35" office:value-type="string" calcext:value-type="string">
              <text:p>➔ Utilisez exactement la même écriture pour chaque intitulé dans toutes les fiches afin d'éviter les doublons sur la plateforme.
➔ Séparez plusieurs intitulés par des virgules.</text:p>
            </table:table-cell>
            <table:table-cell table:style-name="ce33" office:value-type="string" calcext:value-type="string">
              <text:p><text:span text:style-name="T117">Saisissez un nombre entier, sans espaces, ni symboles (pas de € ni "HT"). 

</text:span><text:span text:style-name="T118">Exemple : tapez 124566 pour 124 566 € HT.</text:span></text:p>
            </table:table-cell>
            <table:table-cell table:style-name="ce35" office:value-type="string" calcext:value-type="string">
              <text:p>➔ Utilisez exactement la même écriture pour chaque intitulé dans toutes les fiches afin d'éviter les doublons sur la plateforme.
➔ Séparez plusieurs intitulés par des virgules.</text:p>
            </table:table-cell>
            <table:table-cell table:style-name="ce33" office:value-type="string" calcext:value-type="string">
              <text:p><text:span text:style-name="T119">Saisissez un nombre entier, sans espaces, ni symboles (pas de € ni "HT"). 

</text:span><text:span text:style-name="T120">Exemple : tapez 124566 pour 124 566 € HT.</text:span></text:p>
            </table:table-cell>
            <table:table-cell table:style-name="ce32" office:value-type="string" calcext:value-type="string">
              <text:p><text:span text:style-name="T121">Saisissez un nombre entier, sans espaces, ni symboles (pas de € ni "HT"). 

</text:span><text:span text:style-name="T122">Exemple : tapez 124566 pour 124 566 € HT.</text:span></text:p>
            </table:table-cell>
            <table:table-cell table:style-name="ce32" office:value-type="string" calcext:value-type="string">
              <text:p>Choisissez l'option qui correspond le mieux dans la liste déroulante aux réponses (choix unique).</text:p>
            </table:table-cell>
            <table:table-cell table:style-name="ce32" office:value-type="string" calcext:value-type="string">
              <text:p>Choisissez l'option qui correspond le mieux dans la liste déroulante aux réponses (choix unique).</text:p>
            </table:table-cell>
            <table:table-cell table:style-name="ce32" office:value-type="string" calcext:value-type="string">
              <text:p>Saisissez une date sous le format JJ/MM/AAAA</text:p>
            </table:table-cell>
            <table:table-cell table:style-name="ce32" office:value-type="string" calcext:value-type="string">
              <text:p>Saisissez une date sous le format JJ/MM/AAAA

Il est possible d'indiquer une date antérieure à aujourd'hui si nécessaire.</text:p>
            </table:table-cell>
            <table:table-cell table:style-name="ce33" office:value-type="string" calcext:value-type="string">
              <text:p><text:span text:style-name="T123">Indiquer si l'action est en </text:span><text:span text:style-name="T124">amélioration continue</text:span><text:span text:style-name="T125"> (sans durée définie).

Indications :
- Amélioration continue (non limitée dans le temps) : VRAI
- Action à durée définie : FAUX</text:span></text:p>
            </table:table-cell>
            <table:table-cell table:style-name="ce36"/>
            <table:table-cell table:style-name="ce34" office:value-type="string" calcext:value-type="string">
              <text:p><text:span text:style-name="T126">Ce champ ne sera pas intégré lors de l'importation.</text:span><text:span text:style-name="T127">
Il est présent dans le fichier pour vous permettre de centraliser vos informations afin de les saisir directement sur la plateforme.</text:span></text:p>
            </table:table-cell>
            <table:table-cell table:style-name="ce34" office:value-type="string" calcext:value-type="string">
              <text:p><text:span text:style-name="T128">Ce champ ne sera pas intégré lors de l'importation.</text:span><text:span text:style-name="T129">
Il est présent dans le fichier pour vous permettre de centraliser vos informations afin de les saisir directement sur la plateforme.</text:span></text:p>
            </table:table-cell>
            <table:table-cell table:style-name="ce34" office:value-type="string" calcext:value-type="string">
              <text:p><text:span text:style-name="T130">Ce champ ne sera pas intégré lors de l'importation.</text:span><text:span text:style-name="T131">
Il est présent dans le fichier pour vous permettre de centraliser vos informations afin de les saisir directement sur la plateforme.</text:span></text:p>
            </table:table-cell>
            <table:table-cell table:style-name="ce34" office:value-type="string" calcext:value-type="string">
              <text:p><text:span text:style-name="T132">Ce champ ne sera pas intégré lors de l'importation.</text:span><text:span text:style-name="T133">
Il est présent dans le fichier pour vous permettre de centraliser vos informations afin de les saisir directement sur la plateforme.</text:span></text:p>
            </table:table-cell>
            <table:table-cell table:style-name="ce36"/>
            <table:table-cell table:style-name="ce34" office:value-type="string" calcext:value-type="string">
              <text:p><text:span text:style-name="T134">Ce champ ne sera pas intégré lors de l'importation.</text:span><text:span text:style-name="T135">
Il est présent dans le fichier pour vous permettre de centraliser vos informations afin de les saisir directement sur la plateforme.</text:span></text:p>
            </table:table-cell>
            <table:table-cell table:number-columns-repeated="1024"/>
          </table:table-row>
          <table:table-row table:style-name="ro12">
            <table:table-cell table:style-name="ce41" office:value-type="string" calcext:value-type="string">
              <text:p>1. Un territoire désirable qui allie bien-être, résilience et adaptation aux changements climatiques</text:p>
              <office:annotation draw:style-name="gr1">
                <text:p><text:span text:style-name="T37">Ligne : Exemple de saisie conforme</text:span></text:p>
              </office:annotation>
            </table:table-cell>
            <table:table-cell table:style-name="ce42" office:value-type="string" calcext:value-type="string">
              <text:p>1.1. Améliorer la qualité de l'air pour tous</text:p>
            </table:table-cell>
            <table:table-cell table:style-name="ce42" office:value-type="string" calcext:value-type="string">
              <text:p>1.1.1. Informer, sensibiliser, mobiliser et associer les différents acteurs autour de la thématique de la qualité de l’air</text:p>
            </table:table-cell>
            <table:table-cell table:style-name="ce42" table:content-validation-name="DataValidation_7" office:value-type="string" calcext:value-type="string">
              <text:p><text:span text:style-name="T136">Action 1 - Assurer la coordination de la transition écologique
 </text:span><text:span text:style-name="T137">(ou)
</text:span><text:span text:style-name="T138">1.1.1.1. Assurer la coordination de la transition écologique 
</text:span></text:p>
            </table:table-cell>
            <table:table-cell table:style-name="ce42" office:value-type="string" calcext:value-type="string">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 (...)</text:p>
            </table:table-cell>
            <table:table-cell table:style-name="ce43" office:value-type="string" calcext:value-type="string">
              <text:p>Le CODIR est composé de 5 membres qui se reunissent 1 fois par trimestre.<text:s text:c="2"/>
Le COTECH est composé de 3 membres qui se réunissent 2 fois par an. </text:p>
            </table:table-cell>
            <table:table-cell table:style-name="ce43" office:value-type="string" calcext:value-type="string">
              <text:p>Contribution au suivi de la feuille de route qualité de l’air / Indicateurs : suivi régulier par action (intégrable au Plan Climat) ;
Certaines actions prévues dans le cadre de cette feuille de route font l’objet d’une fiche dédiée (micro-capteurs, surveillance des particules ultrafines, fonds air bois, etc.) ;
- Poursuite des réunions avec les associations du territoire (fréquence minimale : 3 réunions / an) / Indicateurs : nombre de réunions / an ; (...)</text:p>
            </table:table-cell>
            <table:table-cell table:style-name="ce44" office:value-type="string" calcext:value-type="string">
              <text:p>Ces informations devront être saisies directement sur la plateforme après l'import.</text:p>
            </table:table-cell>
            <table:table-cell table:style-name="ce45" office:value-type="string" calcext:value-type="string">
              <text:p>La collectivité 1, La collectivité 2</text:p>
            </table:table-cell>
            <table:table-cell table:style-name="ce42" office:value-type="string" calcext:value-type="string">
              <text:p>- La collectivité
- La DREAL Région ;
- Associations locales, 
- ATMO, 
- Région, 
- Département, 
- Agence Régionale de Santé, 
- etc.</text:p>
            </table:table-cell>
            <table:table-cell table:style-name="ce45" office:value-type="string" calcext:value-type="string">
              <text:p>Associations locales, Ecopartenaire</text:p>
            </table:table-cell>
            <table:table-cell table:style-name="ce45" office:value-type="string" calcext:value-type="string">
              <text:p>Service environnement, Département environnement</text:p>
            </table:table-cell>
            <table:table-cell table:style-name="ce45" table:content-validation-name="DataValidation_8" office:value-type="string" calcext:value-type="string">
              <text:p>Marie PAUL, Pierre GWEN</text:p>
            </table:table-cell>
            <table:table-cell table:style-name="ce45" table:content-validation-name="DataValidation_8" office:value-type="string" calcext:value-type="string">
              <text:p>Renée CHARLES, Dominique TRELLE</text:p>
            </table:table-cell>
            <table:table-cell table:style-name="ce45" table:content-validation-name="DataValidation_2" office:value-type="string" calcext:value-type="string">
              <text:p>Consultation</text:p>
            </table:table-cell>
            <table:table-cell table:style-name="ce42" office:value-type="string" calcext:value-type="string">
              <text:p>- Métropole
- DREAL
- Département 64
- Associations locales
</text:p>
            </table:table-cell>
            <table:table-cell table:style-name="ce45" office:value-type="string" calcext:value-type="string">
              <text:p>Métropole, Région</text:p>
            </table:table-cell>
            <table:table-cell table:style-name="ce46" table:content-validation-name="DataValidation_4" office:value-type="float" calcext:value-type="float" office:value="50000">
              <text:p>50000</text:p>
            </table:table-cell>
            <table:table-cell table:style-name="ce45" office:value-type="string" calcext:value-type="string">
              <text:p>DREAL</text:p>
            </table:table-cell>
            <table:table-cell table:style-name="ce47" table:content-validation-name="DataValidation_4" office:value-type="float" calcext:value-type="float" office:value="15000">
              <text:p>15000</text:p>
            </table:table-cell>
            <table:table-cell table:style-name="ce45" office:value-type="string" calcext:value-type="string">
              <text:p>Département 64</text:p>
            </table:table-cell>
            <table:table-cell table:style-name="ce47" table:content-validation-name="DataValidation_4" office:value-type="float" calcext:value-type="float" office:value="12000">
              <text:p>12000</text:p>
            </table:table-cell>
            <table:table-cell table:style-name="ce47" table:content-validation-name="DataValidation_4" office:value-type="float" calcext:value-type="float" office:value="124566">
              <text:p>124566</text:p>
            </table:table-cell>
            <table:table-cell table:style-name="ce45" table:content-validation-name="DataValidation_3" office:value-type="string" calcext:value-type="string">
              <text:p>À venir</text:p>
            </table:table-cell>
            <table:table-cell table:style-name="ce45" table:content-validation-name="DataValidation_1" office:value-type="string" calcext:value-type="string">
              <text:p>Moyen</text:p>
            </table:table-cell>
            <table:table-cell table:style-name="ce48" table:content-validation-name="DataValidation_6" office:value-type="date" calcext:value-type="date" office:date-value="2022-11-16"/>
            <table:table-cell table:style-name="ce48" table:content-validation-name="DataValidation_6" office:value-type="date" calcext:value-type="date" office:date-value="2024-03-09"/>
            <table:table-cell table:style-name="ce49" table:content-validation-name="DataValidation_5" office:value-type="string" calcext:value-type="string">
              <text:p>VRAI</text:p>
            </table:table-cell>
            <table:table-cell table:style-name="ce43" office:value-type="string" calcext:value-type="string">
              <text:p>- 2023 : Mise en place d'un groupe de travail  
- 2024 : Marché maîtrise d’œuvre et lancement du service 
- 2025 : Poursuite des actions 2024</text:p>
            </table:table-cell>
            <table:table-cell table:style-name="ce44" office:value-type="string" calcext:value-type="string">
              <text:p>Ces informations devront être saisies directement sur la plateforme après l'import.</text:p>
            </table:table-cell>
            <table:table-cell table:style-name="ce44" office:value-type="string" calcext:value-type="string">
              <text:p>Ces informations devront être saisies directement sur la plateforme après l'import.</text:p>
            </table:table-cell>
            <table:table-cell table:style-name="ce44" office:value-type="string" calcext:value-type="string">
              <text:p>Ces informations devront être saisies directement sur la plateforme après l'import.</text:p>
            </table:table-cell>
            <table:table-cell table:style-name="ce44" office:value-type="string" calcext:value-type="string">
              <text:p>Ces informations devront être saisies directement sur la plateforme après l'import.</text:p>
            </table:table-cell>
            <table:table-cell table:style-name="ce42" office:value-type="string" calcext:value-type="string">
              <text:p>Suivi 2023 - rendez-vous annuel avec le conseiller ADEME</text:p>
            </table:table-cell>
            <table:table-cell table:style-name="ce50" office:value-type="string" calcext:value-type="string">
              <text:p>Ces informations devront être saisies directement sur la plateforme après l'import.</text:p>
            </table:table-cell>
            <table:table-cell table:number-columns-repeated="1024"/>
          </table:table-row>
          <table:table-row table:style-name="ro7">
            <table:table-cell table:style-name="ce51"/>
            <table:table-cell table:style-name="ce52"/>
            <table:table-cell/>
            <table:table-cell table:content-validation-name="DataValidation_7"/>
            <table:table-cell table:style-name="ce53"/>
            <table:table-cell table:style-name="ce54"/>
            <table:table-cell/>
            <table:table-cell table:style-name="ce55"/>
            <table:table-cell table:style-name="ce56"/>
            <table:table-cell table:style-name="ce52"/>
            <table:table-cell table:style-name="ce57"/>
            <table:table-cell/>
            <table:table-cell table:number-columns-repeated="2" table:content-validation-name="DataValidation_8"/>
            <table:table-cell table:style-name="ce58" table:content-validation-name="DataValidation_2"/>
            <table:table-cell table:style-name="ce54"/>
            <table:table-cell table:style-name="ce52"/>
            <table:table-cell table:content-validation-name="DataValidation_4"/>
            <table:table-cell/>
            <table:table-cell table:style-name="ce59" table:content-validation-name="DataValidation_4"/>
            <table:table-cell table:style-name="ce52"/>
            <table:table-cell table:number-columns-repeated="2" table:content-validation-name="DataValidation_4"/>
            <table:table-cell table:style-name="ce57" table:content-validation-name="DataValidation_3"/>
            <table:table-cell table:content-validation-name="DataValidation_1"/>
            <table:table-cell table:style-name="ce60" table:content-validation-name="DataValidation_6"/>
            <table:table-cell table:content-validation-name="DataValidation_6"/>
            <table:table-cell table:style-name="ce61" table:content-validation-name="DataValidation_5"/>
            <table:table-cell table:style-name="ce54"/>
            <table:table-cell table:style-name="ce55"/>
            <table:table-cell table:number-columns-repeated="3"/>
            <table:table-cell table:style-name="ce52"/>
            <table:table-cell table:style-name="ce55"/>
            <table:table-cell table:number-columns-repeated="1024"/>
          </table:table-row>
          <table:table-row table:style-name="ro7">
            <table:table-cell table:style-name="ce62"/>
            <table:table-cell table:style-name="ce63"/>
            <table:table-cell table:style-name="ce62"/>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style-name="ce72"/>
            <table:table-cell table:style-name="ce62"/>
            <table:table-cell/>
            <table:table-cell table:content-validation-name="DataValidation_7"/>
            <table:table-cell table:style-name="ce64"/>
            <table:table-cell table:style-name="ce65"/>
            <table:table-cell/>
            <table:table-cell table:style-name="ce66"/>
            <table:table-cell table:style-name="ce67"/>
            <table:table-cell table:style-name="ce62"/>
            <table:table-cell table:style-name="ce68"/>
            <table:table-cell/>
            <table:table-cell table:number-columns-repeated="2" table:content-validation-name="DataValidation_8"/>
            <table:table-cell table:style-name="ce69" table:content-validation-name="DataValidation_2"/>
            <table:table-cell table:style-name="ce65"/>
            <table:table-cell table:style-name="ce62"/>
            <table:table-cell table:content-validation-name="DataValidation_4"/>
            <table:table-cell/>
            <table:table-cell table:style-name="ce70" table:content-validation-name="DataValidation_4"/>
            <table:table-cell table:style-name="ce62"/>
            <table:table-cell table:number-columns-repeated="2" table:content-validation-name="DataValidation_4"/>
            <table:table-cell table:style-name="ce68" table:content-validation-name="DataValidation_3"/>
            <table:table-cell table:content-validation-name="DataValidation_1"/>
            <table:table-cell table:style-name="ce60" table:content-validation-name="DataValidation_6"/>
            <table:table-cell table:content-validation-name="DataValidation_6"/>
            <table:table-cell table:style-name="ce71" table:content-validation-name="DataValidation_5"/>
            <table:table-cell table:style-name="ce65"/>
            <table:table-cell table:style-name="ce66"/>
            <table:table-cell table:number-columns-repeated="3"/>
            <table:table-cell table:style-name="ce62"/>
            <table:table-cell table:style-name="ce66"/>
            <table:table-cell table:number-columns-repeated="1024"/>
          </table:table-row>
          <table:table-row table:style-name="ro7">
            <table:table-cell table:number-columns-repeated="1024"/>
          </table:table-row>
        </table:table-rows>
        <calcext:conditional-formats>
          <calcext:conditional-format calcext:target-range-address="A7">
            <calcext:condition calcext:base-cell-address="'Fichier dimport'.A7" calcext:apply-style-name="dx_ce77" calcext:value="formula-is( AND([.A7]&lt;&gt;&quot;&quot;;[.A7]=&quot;&quot;))"/>
          </calcext:conditional-format>
          <calcext:conditional-format calcext:target-range-address="D1:D4 Z2:AA2 E4 D6:D199">
            <calcext:condition calcext:base-cell-address="'Fichier dimport'.D1" calcext:apply-style-name="dx_ce78" calcext:value="formula-is( LEN([.D1])&gt;300)"/>
          </calcext:conditional-format>
        </calcext:conditional-formats>
      </table:table>
      <table:table table:name="Listes déroulantes" table:style-name="ta3">
        <table:table-column table:style-name="co38" table:default-cell-style-name="Normal"/>
        <table:table-header-columns/>
        <table:table-column table:style-name="co39" table:default-cell-style-name="Normal"/>
        <table:table-header-columns/>
        <table:table-column table:style-name="co40" table:default-cell-style-name="Normal"/>
        <table:table-header-columns/>
        <table:table-column table:style-name="co41" table:default-cell-style-name="Normal"/>
        <table:table-header-columns/>
        <table:table-column table:style-name="co42" table:default-cell-style-name="Normal"/>
        <table:table-header-columns/>
        <table:table-column table:number-columns-repeated="1019" table:style-name="co37" table:default-cell-style-name="Normal"/>
        <table:table-header-columns/>
        <table:table-row table:style-name="ro14">
          <table:table-cell table:style-name="ce73" office:value-type="string" calcext:value-type="string">
            <text:p>Résultats attendus</text:p>
          </table:table-cell>
          <table:table-cell table:style-name="ce73" office:value-type="string" calcext:value-type="string">
            <text:p>Cibles</text:p>
          </table:table-cell>
          <table:table-cell table:style-name="ce73" office:value-type="string" calcext:value-type="string">
            <text:p>Statut </text:p>
          </table:table-cell>
          <table:table-cell table:style-name="ce73" office:value-type="string" calcext:value-type="string">
            <text:p>Niveau de priorité</text:p>
          </table:table-cell>
          <table:table-cell table:style-name="ce73" office:value-type="string" calcext:value-type="string">
            <text:p>Participation citoyenne</text:p>
          </table:table-cell>
          <table:table-cell table:number-columns-repeated="1024"/>
        </table:table-row>
        <table:table-row table:style-name="ro15">
          <table:table-cell table:style-name="ce74" office:value-type="string" calcext:value-type="string">
            <text:p>Adaptation au changement climatique</text:p>
          </table:table-cell>
          <table:table-cell table:style-name="ce74" office:value-type="string" calcext:value-type="string">
            <text:p>Grand public </text:p>
          </table:table-cell>
          <table:table-cell table:style-name="ce75" office:value-type="string" calcext:value-type="string">
            <text:p>À venir</text:p>
          </table:table-cell>
          <table:table-cell table:style-name="ce74" office:value-type="string" calcext:value-type="string">
            <text:p>Élevé</text:p>
          </table:table-cell>
          <table:table-cell table:style-name="ce74" office:value-type="string" calcext:value-type="string">
            <text:p>Pas de participation citoyenne</text:p>
          </table:table-cell>
          <table:table-cell table:number-columns-repeated="1024"/>
        </table:table-row>
        <table:table-row table:style-name="ro16">
          <table:table-cell table:style-name="ce74" office:value-type="string" calcext:value-type="string">
            <text:p>Allongement de la durée d'usage</text:p>
          </table:table-cell>
          <table:table-cell table:style-name="ce74" office:value-type="string" calcext:value-type="string">
            <text:p>Associations</text:p>
          </table:table-cell>
          <table:table-cell table:style-name="ce75" office:value-type="string" calcext:value-type="string">
            <text:p>À discuter</text:p>
          </table:table-cell>
          <table:table-cell table:style-name="ce74" office:value-type="string" calcext:value-type="string">
            <text:p>Moyen</text:p>
          </table:table-cell>
          <table:table-cell table:style-name="ce74" office:value-type="string" calcext:value-type="string">
            <text:p>Information</text:p>
          </table:table-cell>
          <table:table-cell table:number-columns-repeated="1024"/>
        </table:table-row>
        <table:table-row table:style-name="ro17">
          <table:table-cell table:style-name="ce74" office:value-type="string" calcext:value-type="string">
            <text:p>Amélioration de la qualité de vie</text:p>
          </table:table-cell>
          <table:table-cell table:style-name="ce74" office:value-type="string" calcext:value-type="string">
            <text:p>Autres collectivités du territoire</text:p>
          </table:table-cell>
          <table:table-cell table:style-name="ce75" office:value-type="string" calcext:value-type="string">
            <text:p>En cours</text:p>
          </table:table-cell>
          <table:table-cell table:style-name="ce74" office:value-type="string" calcext:value-type="string">
            <text:p>Bas</text:p>
          </table:table-cell>
          <table:table-cell table:style-name="ce74" office:value-type="string" calcext:value-type="string">
            <text:p>Consultation</text:p>
          </table:table-cell>
          <table:table-cell table:number-columns-repeated="1024"/>
        </table:table-row>
        <table:table-row table:style-name="ro18">
          <table:table-cell table:style-name="ce74" office:value-type="string" calcext:value-type="string">
            <text:p>Développement des énergies renouvelables</text:p>
          </table:table-cell>
          <table:table-cell table:style-name="ce74" office:value-type="string" calcext:value-type="string">
            <text:p>Acteurs économiques</text:p>
          </table:table-cell>
          <table:table-cell table:style-name="ce75" office:value-type="string" calcext:value-type="string">
            <text:p>Réalisé</text:p>
          </table:table-cell>
          <table:table-cell table:style-name="ce74"/>
          <table:table-cell table:style-name="ce74" office:value-type="string" calcext:value-type="string">
            <text:p>Concertation</text:p>
          </table:table-cell>
          <table:table-cell table:number-columns-repeated="1024"/>
        </table:table-row>
        <table:table-row table:style-name="ro19">
          <table:table-cell table:style-name="ce74" office:value-type="string" calcext:value-type="string">
            <text:p>Efficacité énergétique</text:p>
          </table:table-cell>
          <table:table-cell table:style-name="ce74" office:value-type="string" calcext:value-type="string">
            <text:p>Collectivité elle-même</text:p>
          </table:table-cell>
          <table:table-cell table:style-name="ce75" office:value-type="string" calcext:value-type="string">
            <text:p>En retard</text:p>
          </table:table-cell>
          <table:table-cell table:style-name="ce74"/>
          <table:table-cell table:style-name="ce74" office:value-type="string" calcext:value-type="string">
            <text:p>Co-construction</text:p>
          </table:table-cell>
          <table:table-cell table:number-columns-repeated="1024"/>
        </table:table-row>
        <table:table-row table:style-name="ro20">
          <table:table-cell table:style-name="ce74" office:value-type="string" calcext:value-type="string">
            <text:p>Préservation de la biodiversité</text:p>
          </table:table-cell>
          <table:table-cell table:style-name="ce74" office:value-type="string" calcext:value-type="string">
            <text:p>Public Scolaire</text:p>
          </table:table-cell>
          <table:table-cell table:style-name="ce75" office:value-type="string" calcext:value-type="string">
            <text:p>En pause</text:p>
          </table:table-cell>
          <table:table-cell table:style-name="ce74"/>
          <table:table-cell table:number-columns-repeated="1024"/>
        </table:table-row>
        <table:table-row table:style-name="ro21">
          <table:table-cell table:style-name="ce74" office:value-type="string" calcext:value-type="string">
            <text:p>Réduction des consommations énergétiques</text:p>
          </table:table-cell>
          <table:table-cell table:style-name="ce74" office:value-type="string" calcext:value-type="string">
            <text:p>Acteurs économiques du secteur primaire</text:p>
          </table:table-cell>
          <table:table-cell table:style-name="ce75" office:value-type="string" calcext:value-type="string">
            <text:p>Bloqué </text:p>
          </table:table-cell>
          <table:table-cell table:style-name="ce74"/>
          <table:table-cell table:number-columns-repeated="1024"/>
        </table:table-row>
        <table:table-row table:style-name="ro22">
          <table:table-cell table:style-name="ce74" office:value-type="string" calcext:value-type="string">
            <text:p>Réduction des déchets</text:p>
          </table:table-cell>
          <table:table-cell table:style-name="ce74" office:value-type="string" calcext:value-type="string">
            <text:p>Acteurs économiques du secteur secondaire</text:p>
          </table:table-cell>
          <table:table-cell table:style-name="ce75" office:value-type="string" calcext:value-type="string">
            <text:p>Abandonné </text:p>
          </table:table-cell>
          <table:table-cell table:style-name="ce74"/>
          <table:table-cell table:number-columns-repeated="1024"/>
        </table:table-row>
        <table:table-row table:style-name="ro23">
          <table:table-cell table:style-name="ce74" office:value-type="string" calcext:value-type="string">
            <text:p>Réduction des polluants atmosphériques</text:p>
          </table:table-cell>
          <table:table-cell table:style-name="ce74" office:value-type="string" calcext:value-type="string">
            <text:p>Acteurs économiques du secteur tertiaire</text:p>
          </table:table-cell>
          <table:table-cell table:style-name="ce76"/>
          <table:table-cell table:style-name="ce74"/>
          <table:table-cell table:number-columns-repeated="1024"/>
        </table:table-row>
        <table:table-row table:style-name="ro24">
          <table:table-cell table:style-name="ce74" office:value-type="string" calcext:value-type="string">
            <text:p>Réduction des émissions de gaz à effet de serre</text:p>
          </table:table-cell>
          <table:table-cell table:style-name="ce74" office:value-type="string" calcext:value-type="string">
            <text:p>Elus locaux</text:p>
          </table:table-cell>
          <table:table-cell table:style-name="ce74"/>
          <table:table-cell table:number-columns-repeated="1024"/>
        </table:table-row>
        <table:table-row table:style-name="ro25">
          <table:table-cell table:style-name="ce74" office:value-type="string" calcext:value-type="string">
            <text:p>Sobriété énergétique</text:p>
          </table:table-cell>
          <table:table-cell table:style-name="ce74" office:value-type="string" calcext:value-type="string">
            <text:p>Agents</text:p>
          </table:table-cell>
          <table:table-cell table:style-name="ce74"/>
          <table:table-cell table:number-columns-repeated="1024"/>
        </table:table-row>
        <table:table-row table:number-rows-repeated="52" table:style-name="ro13">
          <table:table-cell table:number-columns-repeated="1024"/>
        </table:table-row>
      </table:table>
      <table:named-expressions>
        <table:named-expression table:name="liste_service_pilote" table:expression="of:=#[.REF]!"/>
        <table:named-expression table:name="liste_personne_pilote" table:expression="of:=#[.REF]!"/>
        <table:named-expression table:name="liste_elu" table:expression="of:=#[.REF]!"/>
        <table:named-expression table:name="liste_financeur" table:expression="of:=#[.REF]!"/>
        <table:named-expression table:name="liste_partenaire" table:expression="of:=#[.REF]!"/>
        <table:named-expression table:name="liste_participation_cytoyenne" table:expression="of:=#[.REF]!"/>
      </table:named-expressions>
      <table:database-ranges>
        <table:database-range table:name="Table_1" table:target-range-address="'Fichier dimport'.A6:'Fichier dimport'.AI199"/>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Avenir" svg:font-family="Avenir"/>
    <style:font-face style:name="" svg:font-family=""/>
    <style:font-face style:name="Calibri" svg:font-family="Calibri"/>
  </office:font-face-decls>
  <office:styles>
    <style:default-style style:family="table-cell"/>
    <number:date-style style:name="NF10001">
      <number:day number:style="long"/>
      <number:text>/</number:text>
      <number:month number:style="long"/>
      <number:text>/</number:text>
      <number:year number:style="long"/>
    </number:date-style>
    <number:date-style style:name="NF10002">
      <number:day number:style="long"/>
      <number:text>/</number:text>
      <number:month number:style="long"/>
      <number:text>/</number:text>
      <number:year number:style="long"/>
    </number:date-style>
    <style:style style:display-name="Normal" style:family="table-cell" style:name="Normal">
      <style:table-cell-properties fo:background-color="transparent" fo:border="none"/>
      <style:paragraph-properties style:writing-mode="page"/>
      <style:text-properties fo:color="#000000" fo:font-family="Calibri" style:font-family-asian="Calibri" style:font-family-complex="Calibri" fo:font-size="12pt" style:font-size-asian="12pt" style:font-size-complex="12pt" fo:font-style="normal" fo:font-weight="normal" style:text-scale="-30%"/>
    </style:style>
    <style:style style:family="table-cell" style:name="dx_ce77">
      <style:table-cell-properties fo:background-color="#FFFF00" fo:border="none"/>
      <style:text-properties fo:font-style="normal" fo:font-weight="normal"/>
    </style:style>
    <style:style style:family="table-cell" style:name="dx_ce78">
      <style:table-cell-properties fo:background-color="#E06666" fo:border="none"/>
      <style:text-properties fo:font-style="normal" fo:font-weight="normal"/>
    </style:style>
    <style:style style:family="table-cell" style:name="dx_ce79">
      <style:table-cell-properties fo:background-color="transparent" fo:border="none"/>
      <style:text-properties fo:font-style="normal" fo:font-weight="normal"/>
    </style:style>
    <style:style style:family="table-cell" style:name="dx_ce80">
      <style:table-cell-properties fo:border="none"/>
      <style:text-properties fo:font-style="normal" fo:font-weight="normal"/>
    </style:style>
    <style:style style:family="table-cell" style:name="dx_ce81">
      <style:table-cell-properties fo:background-color="#DBE9F6" fo:border="none"/>
      <style:text-properties fo:font-style="normal" fo:font-weight="normal"/>
    </style:style>
  </office:styles>
  <office:automatic-styles>
    <style:page-layout style:name="Mpm1">
      <style:page-layout-properties style:print-orientation="landscape" fo:margin-top="1.905cm" fo:margin-bottom="1.905cm" fo:margin-left="1.778cm" fo:margin-right="1.778cm"/>
    </style:page-layout>
    <style:page-layout style:name="Mpm2">
      <style:page-layout-properties style:print-orientation="landscape" fo:margin-top="1.905cm" fo:margin-bottom="1.905cm" fo:margin-left="1.778cm" fo:margin-right="1.778cm"/>
    </style:page-layout>
    <style:page-layout style:name="Mpm3">
      <style:page-layout-properties style:print-orientation="landscape" fo:margin-top="1.905cm" fo:margin-bottom="1.905cm" fo:margin-left="1.778cm" fo:margin-right="1.778cm"/>
    </style:page-layout>
    <style:style style:data-style-name="" style:family="table-cell" style:name="ce1">
      <style:table-cell-properties fo:background-color="transparent" fo:border="none"/>
      <style:paragraph-properties style:writing-mode="page"/>
      <style:text-properties fo:color="#000000" fo:font-family="Calibri" style:font-family-asian="Calibri" style:font-family-complex="Calibri" fo:font-size="12pt" style:font-size-asian="12pt" style:font-size-complex="12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0.172</meta:generator>
  </office:meta>
</office:document-meta>
</file>